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1116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qui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ío Salado – RP51 (Achupallas)</text:p>
          </table:table-cell>
          <table:table-cell office:value-type="float" office:value="-60.1088888888889" calcext:value-type="float">
            <text:p>-60.1088888888889</text:p>
          </table:table-cell>
          <table:table-cell office:value-type="float" office:value="-35.0880555555556" calcext:value-type="float">
            <text:p>-35.0880555555556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ío Gualeguaychú en RN Nº 14</text:p>
          </table:table-cell>
          <table:table-cell office:value-type="float" office:value="-58.4983333333333" calcext:value-type="float">
            <text:p>-58.4983333333333</text:p>
          </table:table-cell>
          <table:table-cell office:value-type="float" office:value="-32.7680555555556" calcext:value-type="float">
            <text:p>-32.7680555555556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º Colastiné en Autopista - AU</text:p>
          </table:table-cell>
          <table:table-cell office:value-type="float" office:value="-60.9902777777778" calcext:value-type="float">
            <text:p>-60.9902777777778</text:p>
          </table:table-cell>
          <table:table-cell office:value-type="float" office:value="-32.0177777777778" calcext:value-type="float">
            <text:p>-32.0177777777778</text:p>
          </table:table-cell>
          <table:table-cell office:value-type="float" office:value="10588" calcext:value-type="float">
            <text:p>10588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º Del Medio en La Emilia</text:p>
          </table:table-cell>
          <table:table-cell office:value-type="float" office:value="-60.3347222222222" calcext:value-type="float">
            <text:p>-60.3347222222222</text:p>
          </table:table-cell>
          <table:table-cell office:value-type="float" office:value="-33.3988888888889" calcext:value-type="float">
            <text:p>-33.3988888888889</text:p>
          </table:table-cell>
          <table:table-cell office:value-type="float" office:value="11121" calcext:value-type="float">
            <text:p>11121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ío Paraná en Corrientes</text:p>
          </table:table-cell>
          <table:table-cell office:value-type="float" office:value="-58.8333333333333" calcext:value-type="float">
            <text:p>-58.8333333333333</text:p>
          </table:table-cell>
          <table:table-cell office:value-type="float" office:value="-27.4597222222222" calcext:value-type="float">
            <text:p>-27.4597222222222</text:p>
          </table:table-cell>
          <table:table-cell office:value-type="float" office:value="10567" calcext:value-type="float">
            <text:p>10567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ío Paraguay en Pto. Formosa</text:p>
          </table:table-cell>
          <table:table-cell office:value-type="float" office:value="-58.1619444444444" calcext:value-type="float">
            <text:p>-58.1619444444444</text:p>
          </table:table-cell>
          <table:table-cell office:value-type="float" office:value="-26.1830555555556" calcext:value-type="float">
            <text:p>-26.1830555555556</text:p>
          </table:table-cell>
          <table:table-cell office:value-type="float" office:value="10614" calcext:value-type="float">
            <text:p>10614</text:p>
          </table:table-cell>
          <table:table-cell office:value-type="string" calcext:value-type="string">
            <text:p>2019-01-2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ío Salto - Salto</text:p>
          </table:table-cell>
          <table:table-cell office:value-type="float" office:value="-60.2591666666667" calcext:value-type="float">
            <text:p>-60.2591666666667</text:p>
          </table:table-cell>
          <table:table-cell office:value-type="float" office:value="-34.2861111111111" calcext:value-type="float">
            <text:p>-34.2861111111111</text:p>
          </table:table-cell>
          <table:table-cell office:value-type="float" office:value="10579" calcext:value-type="float">
            <text:p>10579</text:p>
          </table:table-cell>
          <table:table-cell office:value-type="string" calcext:value-type="string">
            <text:p>2019-01-24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ío Primero (Suquía) Camino Se</text:p>
          </table:table-cell>
          <table:table-cell office:value-type="float" office:value="-62.9961111111111" calcext:value-type="float">
            <text:p>-62.9961111111111</text:p>
          </table:table-cell>
          <table:table-cell office:value-type="float" office:value="-30.9641666666667" calcext:value-type="float">
            <text:p>-30.9641666666667</text:p>
          </table:table-cell>
          <table:table-cell office:value-type="float" office:value="10563" calcext:value-type="float">
            <text:p>10563</text:p>
          </table:table-cell>
          <table:table-cell office:value-type="string" calcext:value-type="string">
            <text:p>2019-01-24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ío Segundo (Plujunta) en RP N</text:p>
          </table:table-cell>
          <table:table-cell office:value-type="float" office:value="-62.7883333333333" calcext:value-type="float">
            <text:p>-62.7883333333333</text:p>
          </table:table-cell>
          <table:table-cell office:value-type="float" office:value="-31.0105555555556" calcext:value-type="float">
            <text:p>-31.0105555555556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2019-01-24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guna Mar Chiquita (Ansenuza)</text:p>
          </table:table-cell>
          <table:table-cell office:value-type="float" office:value="-62.6777777777778" calcext:value-type="float">
            <text:p>-62.6777777777778</text:p>
          </table:table-cell>
          <table:table-cell office:value-type="float" office:value="-30.9119444444444" calcext:value-type="float">
            <text:p>-30.9119444444444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2019-01-24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º Monje en Autopista A01</text:p>
          </table:table-cell>
          <table:table-cell office:value-type="float" office:value="-60.9408333333333" calcext:value-type="float">
            <text:p>-60.9408333333333</text:p>
          </table:table-cell>
          <table:table-cell office:value-type="float" office:value="-32.3922222222222" calcext:value-type="float">
            <text:p>-32.3922222222222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2019-02-06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ío Atuel - Paso Maroma</text:p>
          </table:table-cell>
          <table:table-cell office:value-type="float" office:value="-66.9952777777778" calcext:value-type="float">
            <text:p>-66.9952777777778</text:p>
          </table:table-cell>
          <table:table-cell office:value-type="float" office:value="-36.8425" calcext:value-type="float">
            <text:p>-36.84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2-06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ío Atuel - Algarrobo del Águi</text:p>
          </table:table-cell>
          <table:table-cell office:value-type="float" office:value="-67.1402777777778" calcext:value-type="float">
            <text:p>-67.1402777777778</text:p>
          </table:table-cell>
          <table:table-cell office:value-type="float" office:value="-36.3977777777778" calcext:value-type="float">
            <text:p>-36.3977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2-06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ío Santa Cruz en Comte Piedra</text:p>
          </table:table-cell>
          <table:table-cell office:value-type="float" office:value="-68.9269444444444" calcext:value-type="float">
            <text:p>-68.9269444444444</text:p>
          </table:table-cell>
          <table:table-cell office:value-type="float" office:value="-49.9986111111111" calcext:value-type="float">
            <text:p>-49.9986111111111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2019-02-07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utaleufú en Puesto Ríos</text:p>
          </table:table-cell>
          <table:table-cell office:value-type="float" office:value="-71.6236111111111" calcext:value-type="float">
            <text:p>-71.6236111111111</text:p>
          </table:table-cell>
          <table:table-cell office:value-type="float" office:value="-43.1747222222222" calcext:value-type="float">
            <text:p>-43.1747222222222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2019-02-07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ío Chubut en Valle Inferior</text:p>
          </table:table-cell>
          <table:table-cell office:value-type="float" office:value="-65.4986111111111" calcext:value-type="float">
            <text:p>-65.4986111111111</text:p>
          </table:table-cell>
          <table:table-cell office:value-type="float" office:value="-43.2930555555556" calcext:value-type="float">
            <text:p>-43.2930555555556</text:p>
          </table:table-cell>
          <table:table-cell office:value-type="float" office:value="10570" calcext:value-type="float">
            <text:p>10570</text:p>
          </table:table-cell>
          <table:table-cell office:value-type="string" calcext:value-type="string">
            <text:p>2019-02-07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ueba - GSM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2019-02-12T03:00:00.000Z</text:p>
          </table:table-cell>
          <table:table-cell office:value-type="string" calcext:value-type="string">
            <text:p>132:__Bat_15b:undefined;12:_Temp Ambiente:undefined;146:Limnimetro_10b:undefined;13:_Hum Ambiente:undefined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ío Salado en Santa Isabel</text:p>
          </table:table-cell>
          <table:table-cell office:value-type="float" office:value="-66.8291666666667" calcext:value-type="float">
            <text:p>-66.8291666666667</text:p>
          </table:table-cell>
          <table:table-cell office:value-type="float" office:value="-36.2911111111111" calcext:value-type="float">
            <text:p>-36.2911111111111</text:p>
          </table:table-cell>
          <table:table-cell office:value-type="float" office:value="10571" calcext:value-type="float">
            <text:p>10571</text:p>
          </table:table-cell>
          <table:table-cell office:value-type="string" calcext:value-type="string">
            <text:p>2019-02-26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io Lujan - Lujan</text:p>
          </table:table-cell>
          <table:table-cell office:value-type="float" office:value="-59.1783333333333" calcext:value-type="float">
            <text:p>-59.1783333333333</text:p>
          </table:table-cell>
          <table:table-cell office:value-type="float" office:value="-34.5894444444444" calcext:value-type="float">
            <text:p>-34.5894444444444</text:p>
          </table:table-cell>
          <table:table-cell office:value-type="float" office:value="10576" calcext:value-type="float">
            <text:p>10576</text:p>
          </table:table-cell>
          <table:table-cell office:value-type="string" calcext:value-type="string">
            <text:p>2019-02-27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ío Arrecifes - Arrecifes <text:tab/></text:p>
          </table:table-cell>
          <table:table-cell office:value-type="float" office:value="-60.0072222222222" calcext:value-type="float">
            <text:p>-60.0072222222222</text:p>
          </table:table-cell>
          <table:table-cell office:value-type="float" office:value="-34.0866666666667" calcext:value-type="float">
            <text:p>-34.0866666666667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2019-02-27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ío Atuel <text:s/>El Sosneado</text:p>
          </table:table-cell>
          <table:table-cell office:value-type="float" office:value="-69.6041666666667" calcext:value-type="float">
            <text:p>-69.6041666666667</text:p>
          </table:table-cell>
          <table:table-cell office:value-type="float" office:value="-35.0833333333333" calcext:value-type="float">
            <text:p>-35.0833333333333</text:p>
          </table:table-cell>
          <table:table-cell office:value-type="float" office:value="10586" calcext:value-type="float">
            <text:p>10586</text:p>
          </table:table-cell>
          <table:table-cell office:value-type="string" calcext:value-type="string">
            <text:p>2019-02-27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ío Paraná - Itatí</text:p>
          </table:table-cell>
          <table:table-cell office:value-type="float" office:value="-58.2444444444444" calcext:value-type="float">
            <text:p>-58.2444444444444</text:p>
          </table:table-cell>
          <table:table-cell office:value-type="float" office:value="-27.2663888888889" calcext:value-type="float">
            <text:p>-27.2663888888889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2019-03-20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ZPrueba - Orbcomm</text:p>
          </table:table-cell>
          <table:table-cell office:value-type="float" office:value="-59.5" calcext:value-type="float">
            <text:p>-59.5</text:p>
          </table:table-cell>
          <table:table-cell office:value-type="float" office:value="-34.5" calcext:value-type="float">
            <text:p>-34.5</text:p>
          </table:table-cell>
          <table:table-cell office:value-type="float" office:value="65960" calcext:value-type="float">
            <text:p>65960</text:p>
          </table:table-cell>
          <table:table-cell office:value-type="string" calcext:value-type="string">
            <text:p>2019-03-25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ío Paraná - Goya</text:p>
          </table:table-cell>
          <table:table-cell office:value-type="float" office:value="-59.3283333333333" calcext:value-type="float">
            <text:p>-59.3283333333333</text:p>
          </table:table-cell>
          <table:table-cell office:value-type="float" office:value="-29.165" calcext:value-type="float">
            <text:p>-29.165</text:p>
          </table:table-cell>
          <table:table-cell office:value-type="float" office:value="10583" calcext:value-type="float">
            <text:p>10583</text:p>
          </table:table-cell>
          <table:table-cell office:value-type="string" calcext:value-type="string">
            <text:p>2019-03-25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ío Paraguay - Pto. Pilcomayo</text:p>
          </table:table-cell>
          <table:table-cell office:value-type="float" office:value="-57.6502777777778" calcext:value-type="float">
            <text:p>-57.6502777777778</text:p>
          </table:table-cell>
          <table:table-cell office:value-type="float" office:value="-25.3719444444444" calcext:value-type="float">
            <text:p>-25.3719444444444</text:p>
          </table:table-cell>
          <table:table-cell office:value-type="float" office:value="10581" calcext:value-type="float">
            <text:p>10581</text:p>
          </table:table-cell>
          <table:table-cell office:value-type="string" calcext:value-type="string">
            <text:p>2019-03-27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ío Juramento - El Tunal</text:p>
          </table:table-cell>
          <table:table-cell office:value-type="float" office:value="-64.3902777777778" calcext:value-type="float">
            <text:p>-64.3902777777778</text:p>
          </table:table-cell>
          <table:table-cell office:value-type="float" office:value="-25.2497222222222" calcext:value-type="float">
            <text:p>-25.2497222222222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2019-03-27T03:00:00.000Z</text:p>
          </table:table-cell>
          <table:table-cell office:value-type="string" calcext:value-type="string">
            <text:p>162:Limnimetro_10bA:undefined;8:_Bateria:undefined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ZEstacion de prueba 9003</text:p>
          </table:table-cell>
          <table:table-cell office:value-type="float" office:value="-58.3772222222222" calcext:value-type="float">
            <text:p>-58.3772222222222</text:p>
          </table:table-cell>
          <table:table-cell office:value-type="float" office:value="-34.6130555555556" calcext:value-type="float">
            <text:p>-34.6130555555556</text:p>
          </table:table-cell>
          <table:table-cell office:value-type="float" office:value="10239" calcext:value-type="float">
            <text:p>10239</text:p>
          </table:table-cell>
          <table:table-cell office:value-type="string" calcext:value-type="string">
            <text:p>2019-04-05T03:00:00.000Z</text:p>
          </table:table-cell>
          <table:table-cell office:value-type="string" calcext:value-type="string">
            <text:p>14:_Rad Solar:undefined;13:_Hum Ambiente:undefined;12:_Temp Ambiente:undefined;11:_Veleta:undefined;7:_Pluviometro:undefined;162:Limnimetro_10bA:undefined;15:_Pres Atmosferica:undefined;10:_Anemometro:undefined;8:_Bateria:undefine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io de los Patos en La Platead</text:p>
          </table:table-cell>
          <table:table-cell office:value-type="float" office:value="-69.6605555555556" calcext:value-type="float">
            <text:p>-69.6605555555556</text:p>
          </table:table-cell>
          <table:table-cell office:value-type="float" office:value="-31.8552777777778" calcext:value-type="float">
            <text:p>-31.8552777777778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ío Salado en Cañada Ancha</text:p>
          </table:table-cell>
          <table:table-cell office:value-type="float" office:value="-69.7672222222222" calcext:value-type="float">
            <text:p>-69.7672222222222</text:p>
          </table:table-cell>
          <table:table-cell office:value-type="float" office:value="-35.1975" calcext:value-type="float">
            <text:p>-35.1975</text:p>
          </table:table-cell>
          <table:table-cell office:value-type="float" office:value="10617" calcext:value-type="float">
            <text:p>10617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ío Poti Malal en Gendarmería</text:p>
          </table:table-cell>
          <table:table-cell office:value-type="float" office:value="-69.9502777777778" calcext:value-type="float">
            <text:p>-69.9502777777778</text:p>
          </table:table-cell>
          <table:table-cell office:value-type="float" office:value="-35.8711111111111" calcext:value-type="float">
            <text:p>-35.8711111111111</text:p>
          </table:table-cell>
          <table:table-cell office:value-type="float" office:value="10604" calcext:value-type="float">
            <text:p>10604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ío Grande en La Gotera</text:p>
          </table:table-cell>
          <table:table-cell office:value-type="float" office:value="-69.8919444444444" calcext:value-type="float">
            <text:p>-69.8919444444444</text:p>
          </table:table-cell>
          <table:table-cell office:value-type="float" office:value="-35.8716666666667" calcext:value-type="float">
            <text:p>-35.8716666666667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ío Coronda en Coronda</text:p>
          </table:table-cell>
          <table:table-cell office:value-type="float" office:value="-60.9138888888889" calcext:value-type="float">
            <text:p>-60.9138888888889</text:p>
          </table:table-cell>
          <table:table-cell office:value-type="float" office:value="-31.9741666666667" calcext:value-type="float">
            <text:p>-31.9741666666667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io Quinto - Justo Daract</text:p>
          </table:table-cell>
          <table:table-cell office:value-type="float" office:value="-65.1522222222222" calcext:value-type="float">
            <text:p>-65.1522222222222</text:p>
          </table:table-cell>
          <table:table-cell office:value-type="float" office:value="-33.92" calcext:value-type="float">
            <text:p>-33.92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2019-04-1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ío Percey Ruta a Futalaufquen</text:p>
          </table:table-cell>
          <table:table-cell office:value-type="float" office:value="-71.4877777777778" calcext:value-type="float">
            <text:p>-71.4877777777778</text:p>
          </table:table-cell>
          <table:table-cell office:value-type="float" office:value="-42.9858333333333" calcext:value-type="float">
            <text:p>-42.9858333333333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UA HUM - San Martin</text:p>
          </table:table-cell>
          <table:table-cell office:value-type="float" office:value="-71.6619444444444" calcext:value-type="float">
            <text:p>-71.6619444444444</text:p>
          </table:table-cell>
          <table:table-cell office:value-type="float" office:value="-40.1197222222222" calcext:value-type="float">
            <text:p>-40.1197222222222</text:p>
          </table:table-cell>
          <table:table-cell office:value-type="float" office:value="10616" calcext:value-type="float">
            <text:p>10616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nguer - LOS MOLINOS</text:p>
          </table:table-cell>
          <table:table-cell office:value-type="float" office:value="-69.475" calcext:value-type="float">
            <text:p>-69.475</text:p>
          </table:table-cell>
          <table:table-cell office:value-type="float" office:value="-45.9861111111111" calcext:value-type="float">
            <text:p>-45.9861111111111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io Quequentreu en Escuela</text:p>
          </table:table-cell>
          <table:table-cell office:value-type="float" office:value="-71.5025" calcext:value-type="float">
            <text:p>-71.5025</text:p>
          </table:table-cell>
          <table:table-cell office:value-type="float" office:value="-41.8986111111111" calcext:value-type="float">
            <text:p>-41.8986111111111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arrenleufu en Carrenleufu</text:p>
          </table:table-cell>
          <table:table-cell office:value-type="float" office:value="-71.6002777777778" calcext:value-type="float">
            <text:p>-71.6002777777778</text:p>
          </table:table-cell>
          <table:table-cell office:value-type="float" office:value="-43.5280555555556" calcext:value-type="float">
            <text:p>-43.5280555555556</text:p>
          </table:table-cell>
          <table:table-cell office:value-type="float" office:value="10602" calcext:value-type="float">
            <text:p>10602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Gallegos - Pte. Blanco</text:p>
          </table:table-cell>
          <table:table-cell office:value-type="float" office:value="-71.5975" calcext:value-type="float">
            <text:p>-71.5975</text:p>
          </table:table-cell>
          <table:table-cell office:value-type="float" office:value="-51.8947222222222" calcext:value-type="float">
            <text:p>-51.8947222222222</text:p>
          </table:table-cell>
          <table:table-cell office:value-type="float" office:value="10603" calcext:value-type="float">
            <text:p>10603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enitente - Rincón de los Morr</text:p>
          </table:table-cell>
          <table:table-cell office:value-type="float" office:value="-71.4947222222222" calcext:value-type="float">
            <text:p>-71.4947222222222</text:p>
          </table:table-cell>
          <table:table-cell office:value-type="float" office:value="-51.9216666666667" calcext:value-type="float">
            <text:p>-51.9216666666667</text:p>
          </table:table-cell>
          <table:table-cell office:value-type="float" office:value="10619" calcext:value-type="float">
            <text:p>10619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idEquip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NroSerie</text:p>
          </table:table-cell>
          <table:table-cell table:style-name="ce1" office:value-type="string" calcext:value-type="string">
            <text:p>fechaAlta</text:p>
          </table:table-cell>
          <table:table-cell table:style-name="ce1" office:value-type="string" calcext:value-type="string">
            <text:p>sensores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allegos - Toma SP</text:p>
          </table:table-cell>
          <table:table-cell office:value-type="float" office:value="-69.6555555555556" calcext:value-type="float">
            <text:p>-69.6555555555556</text:p>
          </table:table-cell>
          <table:table-cell office:value-type="float" office:value="-51.6883333333333" calcext:value-type="float">
            <text:p>-51.6883333333333</text:p>
          </table:table-cell>
          <table:table-cell office:value-type="float" office:value="10608" calcext:value-type="float">
            <text:p>10608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guazú - PERFIL TIPO</text:p>
          </table:table-cell>
          <table:table-cell office:value-type="float" office:value="-54.4213888888889" calcext:value-type="float">
            <text:p>-54.4213888888889</text:p>
          </table:table-cell>
          <table:table-cell office:value-type="float" office:value="-25.6766666666667" calcext:value-type="float">
            <text:p>-25.6766666666667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riñay - PASO LEDESMA</text:p>
          </table:table-cell>
          <table:table-cell office:value-type="float" office:value="-57.675" calcext:value-type="float">
            <text:p>-57.675</text:p>
          </table:table-cell>
          <table:table-cell office:value-type="float" office:value="-29.8458333333333" calcext:value-type="float">
            <text:p>-29.8458333333333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Quequen Grande - Necochea</text:p>
          </table:table-cell>
          <table:table-cell office:value-type="float" office:value="-58.7588888888889" calcext:value-type="float">
            <text:p>-58.7588888888889</text:p>
          </table:table-cell>
          <table:table-cell office:value-type="float" office:value="-38.4625" calcext:value-type="float">
            <text:p>-38.4625</text:p>
          </table:table-cell>
          <table:table-cell office:value-type="float" office:value="10618" calcext:value-type="float">
            <text:p>10618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ZPrueba 801</text:p>
          </table:table-cell>
          <table:table-cell office:value-type="float" office:value="-58.4211111111111" calcext:value-type="float">
            <text:p>-58.4211111111111</text:p>
          </table:table-cell>
          <table:table-cell office:value-type="float" office:value="-34.5811111111111" calcext:value-type="float">
            <text:p>-34.58111111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ZPrueba 802</text:p>
          </table:table-cell>
          <table:table-cell office:value-type="float" office:value="-58.435" calcext:value-type="float">
            <text:p>-58.435</text:p>
          </table:table-cell>
          <table:table-cell office:value-type="float" office:value="-34.6066666666667" calcext:value-type="float">
            <text:p>-34.6066666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4-1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RIO CHUBUT EN TRELEW</text:p>
          </table:table-cell>
          <table:table-cell office:value-type="float" office:value="-65.2733333333333" calcext:value-type="float">
            <text:p>-65.2733333333333</text:p>
          </table:table-cell>
          <table:table-cell office:value-type="float" office:value="-43.2761111111111" calcext:value-type="float">
            <text:p>-43.2761111111111</text:p>
          </table:table-cell>
          <table:table-cell office:value-type="float" office:value="10580" calcext:value-type="float">
            <text:p>10580</text:p>
          </table:table-cell>
          <table:table-cell office:value-type="string" calcext:value-type="string">
            <text:p>2019-05-06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ago Argentino en Calafate</text:p>
          </table:table-cell>
          <table:table-cell office:value-type="float" office:value="-72.2611111111111" calcext:value-type="float">
            <text:p>-72.2611111111111</text:p>
          </table:table-cell>
          <table:table-cell office:value-type="float" office:value="-50.32" calcext:value-type="float">
            <text:p>-50.32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5:_Pres Atmosferica:undefined;12:_Temp Ambiente:undefined;146:Limnimetro_10b:undefined;14:_Rad Solar:undefined;8:_Bateria:undefined;7:_Pluviometro:undefined;10:_Anemometro:undefined;13:_Hum Ambiente:undefined;11:_Veleta:undefine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ZPrueba EMA 1</text:p>
          </table:table-cell>
          <table:table-cell office:value-type="float" office:value="-58.2011111111111" calcext:value-type="float">
            <text:p>-58.2011111111111</text:p>
          </table:table-cell>
          <table:table-cell office:value-type="float" office:value="-34.3894444444444" calcext:value-type="float">
            <text:p>-34.3894444444444</text:p>
          </table:table-cell>
          <table:table-cell office:value-type="float" office:value="10239" calcext:value-type="float">
            <text:p>10239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3:_Hum Ambiente:undefined;146:Limnimetro_10b:undefined;12:_Temp Ambiente:undefined;8:_Bateria:undefined;14:_Rad Solar:undefined;11:_Veleta:undefined;15:_Pres Atmosferica:undefined;7:_Pluviometro:undefined;10:_Anemometro:undefined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ZPrueba EMA 2</text:p>
          </table:table-cell>
          <table:table-cell office:value-type="float" office:value="-58.1480555555556" calcext:value-type="float">
            <text:p>-58.1480555555556</text:p>
          </table:table-cell>
          <table:table-cell office:value-type="float" office:value="-34.4538888888889" calcext:value-type="float">
            <text:p>-34.4538888888889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5:_Pres Atmosferica:undefined;12:_Temp Ambiente:undefined;7:_Pluviometro:undefined;13:_Hum Ambiente:undefined;11:_Veleta:undefined;8:_Bateria:undefined;14:_Rad Solar:undefined;10:_Anemometro:undefined;146:Limnimetro_10b:undefined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Río Bermejo en Pozo Sarmiento</text:p>
          </table:table-cell>
          <table:table-cell office:value-type="float" office:value="-64.1969444444445" calcext:value-type="float">
            <text:p>-64.1969444444445</text:p>
          </table:table-cell>
          <table:table-cell office:value-type="float" office:value="-23.1405555555556" calcext:value-type="float">
            <text:p>-23.1405555555556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1:_Veleta:undefined;15:_Pres Atmosferica:undefined;10:_Anemometro:undefined;14:_Rad Solar:undefined;13:_Hum Ambiente:undefined;12:_Temp Ambiente:undefined;8:_Bateria:undefined;7:_Pluviometro:undefined;146:Limnimetro_10b:undefined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*ZPrueba EMA 4</text:p>
          </table:table-cell>
          <table:table-cell office:value-type="float" office:value="-58.3247222222222" calcext:value-type="float">
            <text:p>-58.3247222222222</text:p>
          </table:table-cell>
          <table:table-cell office:value-type="float" office:value="-34.405" calcext:value-type="float">
            <text:p>-34.40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0:_Anemometro:undefined;14:_Rad Solar:undefined;7:_Pluviometro:undefined;11:_Veleta:undefined;15:_Pres Atmosferica:undefined;13:_Hum Ambiente:undefined;146:Limnimetro_10b:undefined;8:_Bateria:undefined;12:_Temp Ambiente:undefined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ío Neuquén en Chos Malal</text:p>
          </table:table-cell>
          <table:table-cell office:value-type="float" office:value="-70.27" calcext:value-type="float">
            <text:p>-70.27</text:p>
          </table:table-cell>
          <table:table-cell office:value-type="float" office:value="-37.3755555555556" calcext:value-type="float">
            <text:p>-37.3755555555556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7:_Pluviometro:undefined;12:_Temp Ambiente:undefined;11:_Veleta:undefined;14:_Rad Solar:undefined;15:_Pres Atmosferica:undefined;8:_Bateria:undefined;10:_Anemometro:undefined;13:_Hum Ambiente:undefined;146:Limnimetro_10b:undefined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Laguna Ibera en Carlos Pellegr</text:p>
          </table:table-cell>
          <table:table-cell office:value-type="float" office:value="-57.1869444444444" calcext:value-type="float">
            <text:p>-57.1869444444444</text:p>
          </table:table-cell>
          <table:table-cell office:value-type="float" office:value="-28.5383333333333" calcext:value-type="float">
            <text:p>-28.5383333333333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7:_Pluviometro:undefined;8:_Bateria:undefined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Río Chubut en los Altares</text:p>
          </table:table-cell>
          <table:table-cell office:value-type="float" office:value="-68.3983333333333" calcext:value-type="float">
            <text:p>-68.3983333333333</text:p>
          </table:table-cell>
          <table:table-cell office:value-type="float" office:value="-43.8886111111111" calcext:value-type="float">
            <text:p>-43.8886111111111</text:p>
          </table:table-cell>
          <table:table-cell office:value-type="float" office:value="10620" calcext:value-type="float">
            <text:p>10620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2:_Temp Ambiente:undefined;15:_Pres Atmosferica:undefined;8:_Bateria:undefined;7:_Pluviometro:undefined;146:Limnimetro_10b:undefined;14:_Rad Solar:undefined;10:_Anemometro:undefined;13:_Hum Ambiente:undefined;11:_Veleta:undefined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º Feliciano-Paso Medina</text:p>
          </table:table-cell>
          <table:table-cell office:value-type="float" office:value="-59.5511111111111" calcext:value-type="float">
            <text:p>-59.5511111111111</text:p>
          </table:table-cell>
          <table:table-cell office:value-type="float" office:value="-30.9236111111111" calcext:value-type="float">
            <text:p>-30.9236111111111</text:p>
          </table:table-cell>
          <table:table-cell office:value-type="float" office:value="10626" calcext:value-type="float">
            <text:p>10626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8:_Bateria:undefined;7:_Pluviometro:undefined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ZPrueba EMA 9</text:p>
          </table:table-cell>
          <table:table-cell office:value-type="float" office:value="-57.6833333333333" calcext:value-type="float">
            <text:p>-57.6833333333333</text:p>
          </table:table-cell>
          <table:table-cell office:value-type="float" office:value="-34.65" calcext:value-type="float">
            <text:p>-34.65</text:p>
          </table:table-cell>
          <table:table-cell office:value-type="float" office:value="10622" calcext:value-type="float">
            <text:p>10622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11:_Veleta:undefined;13:_Hum Ambiente:undefined;7:_Pluviometro:undefined;15:_Pres Atmosferica:undefined;12:_Temp Ambiente:undefined;10:_Anemometro:undefined;8:_Bateria:undefined;14:_Rad Solar:undefined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ZPrueba EMA 10</text:p>
          </table:table-cell>
          <table:table-cell office:value-type="float" office:value="-57.65" calcext:value-type="float">
            <text:p>-57.65</text:p>
          </table:table-cell>
          <table:table-cell office:value-type="float" office:value="-34.6666666666667" calcext:value-type="float">
            <text:p>-34.6666666666667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7:_Pluviometro:undefined;8:_Bateria:undefined;13:_Hum Ambiente:undefined;15:_Pres Atmosferica:undefined;10:_Anemometro:undefined;11:_Veleta:undefined;12:_Temp Ambiente:undefined;14:_Rad Solar:undefined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Río Manso - Confluencia</text:p>
          </table:table-cell>
          <table:table-cell office:value-type="float" office:value="-71.6836111111111" calcext:value-type="float">
            <text:p>-71.6836111111111</text:p>
          </table:table-cell>
          <table:table-cell office:value-type="float" office:value="-41.5869444444444" calcext:value-type="float">
            <text:p>-41.5869444444444</text:p>
          </table:table-cell>
          <table:table-cell office:value-type="float" office:value="10624" calcext:value-type="float">
            <text:p>10624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8:_Bateria:undefined;146:Limnimetro_10b:undefined;7:_Pluviometro:undefined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olorado en Pichi Mahuida</text:p>
          </table:table-cell>
          <table:table-cell office:value-type="float" office:value="-64.9813888888889" calcext:value-type="float">
            <text:p>-64.9813888888889</text:p>
          </table:table-cell>
          <table:table-cell office:value-type="float" office:value="-38.8216666666667" calcext:value-type="float">
            <text:p>-38.8216666666667</text:p>
          </table:table-cell>
          <table:table-cell office:value-type="float" office:value="10625" calcext:value-type="float">
            <text:p>10625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1:_Veleta:undefined;12:_Temp Ambiente:undefined;8:_Bateria:undefined;15:_Pres Atmosferica:undefined;10:_Anemometro:undefined;7:_Pluviometro:undefined;14:_Rad Solar:undefined;13:_Hum Ambiente:undefined;146:Limnimetro_10b:undefined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Río Mayo - Paso Río Mayo</text:p>
          </table:table-cell>
          <table:table-cell office:value-type="float" office:value="-70.2522222222222" calcext:value-type="float">
            <text:p>-70.2522222222222</text:p>
          </table:table-cell>
          <table:table-cell office:value-type="float" office:value="-45.6836111111111" calcext:value-type="float">
            <text:p>-45.6836111111111</text:p>
          </table:table-cell>
          <table:table-cell office:value-type="float" office:value="10621" calcext:value-type="float">
            <text:p>10621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3:_Hum Ambiente:undefined;15:_Pres Atmosferica:undefined;12:_Temp Ambiente:undefined;10:_Anemometro:undefined;14:_Rad Solar:undefined;146:Limnimetro_10b:undefined;7:_Pluviometro:undefined;11:_Veleta:undefined;8:_Bateria:undefined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arrenleufu en la Elena</text:p>
          </table:table-cell>
          <table:table-cell office:value-type="float" office:value="-71.3058333333333" calcext:value-type="float">
            <text:p>-71.3058333333333</text:p>
          </table:table-cell>
          <table:table-cell office:value-type="float" office:value="-43.6997222222222" calcext:value-type="float">
            <text:p>-43.6997222222222</text:p>
          </table:table-cell>
          <table:table-cell office:value-type="float" office:value="10627" calcext:value-type="float">
            <text:p>10627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11:_Veleta:undefined;14:_Rad Solar:undefined;15:_Pres Atmosferica:undefined;10:_Anemometro:undefined;8:_Bateria:undefined;12:_Temp Ambiente:undefined;13:_Hum Ambiente:undefined;7:_Pluviometro:undefined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La Paulina-Aserradero</text:p>
          </table:table-cell>
          <table:table-cell office:value-type="float" office:value="-71.1680555555556" calcext:value-type="float">
            <text:p>-71.1680555555556</text:p>
          </table:table-cell>
          <table:table-cell office:value-type="float" office:value="-45.0016666666667" calcext:value-type="float">
            <text:p>-45.0016666666667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3:_Hum Ambiente:undefined;146:Limnimetro_10b:undefined;7:_Pluviometro:undefined;14:_Rad Solar:undefined;15:_Pres Atmosferica:undefined;11:_Veleta:undefined;10:_Anemometro:undefined;8:_Bateria:undefined;12:_Temp Ambiente:undefined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La Leona</text:p>
          </table:table-cell>
          <table:table-cell office:value-type="float" office:value="-72.0641666666667" calcext:value-type="float">
            <text:p>-72.0641666666667</text:p>
          </table:table-cell>
          <table:table-cell office:value-type="float" office:value="-49.7972222222222" calcext:value-type="float">
            <text:p>-49.7972222222222</text:p>
          </table:table-cell>
          <table:table-cell office:value-type="float" office:value="10629" calcext:value-type="float">
            <text:p>10629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8:_Bateria:undefined;146:Limnimetro_10b:undefined;7:_Pluviometro:undefined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harles Fhur</text:p>
          </table:table-cell>
          <table:table-cell office:value-type="float" office:value="-71.9077777777778" calcext:value-type="float">
            <text:p>-71.9077777777778</text:p>
          </table:table-cell>
          <table:table-cell office:value-type="float" office:value="-50.2522222222222" calcext:value-type="float">
            <text:p>-50.2522222222222</text:p>
          </table:table-cell>
          <table:table-cell office:value-type="float" office:value="10630" calcext:value-type="float">
            <text:p>10630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6:Limnimetro_10b:undefined;8:_Bateria:undefined;7:_Pluviometro:undefined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Los Sosa en RP30 km19</text:p>
          </table:table-cell>
          <table:table-cell office:value-type="float" office:value="-65.6361111111111" calcext:value-type="float">
            <text:p>-65.6361111111111</text:p>
          </table:table-cell>
          <table:table-cell office:value-type="float" office:value="-27.1008333333333" calcext:value-type="float">
            <text:p>-27.1008333333333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1:_Veleta:undefined;7:_Pluviometro:undefined;12:_Temp Ambiente:undefined;146:Limnimetro_10b:undefined;10:_Anemometro:undefined;14:_Rad Solar:undefined;13:_Hum Ambiente:undefined;15:_Pres Atmosferica:undefined;8:_Bateria:undefined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ZPrueba EMA 19</text:p>
          </table:table-cell>
          <table:table-cell office:value-type="float" office:value="-57.55" calcext:value-type="float">
            <text:p>-57.55</text:p>
          </table:table-cell>
          <table:table-cell office:value-type="float" office:value="-34.7166666666667" calcext:value-type="float">
            <text:p>-34.7166666666667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7:_Pluviometro:undefined;13:_Hum Ambiente:undefined;15:_Pres Atmosferica:undefined;146:Limnimetro_10b:undefined;14:_Rad Solar:undefined;10:_Anemometro:undefined;11:_Veleta:undefined;12:_Temp Ambiente:undefined;8:_Bateria:undefined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ío Lules en Potrero de las Ta</text:p>
          </table:table-cell>
          <table:table-cell office:value-type="float" office:value="-65.4316666666667" calcext:value-type="float">
            <text:p>-65.4316666666667</text:p>
          </table:table-cell>
          <table:table-cell office:value-type="float" office:value="-26.8519444444444" calcext:value-type="float">
            <text:p>-26.8519444444444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7:_Pluviometro:undefined;15:_Pres Atmosferica:undefined;11:_Veleta:undefined;10:_Anemometro:undefined;146:Limnimetro_10b:undefined;14:_Rad Solar:undefined;12:_Temp Ambiente:undefined;13:_Hum Ambiente:undefined;8:_Bateria:undefined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Rio Guayquiraró en Pueblo Libe</text:p>
          </table:table-cell>
          <table:table-cell office:value-type="float" office:value="-59.385" calcext:value-type="float">
            <text:p>-59.385</text:p>
          </table:table-cell>
          <table:table-cell office:value-type="float" office:value="-30.2211111111111" calcext:value-type="float">
            <text:p>-30.2211111111111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8:_Bateria:undefined;7:_Pluviometro:undefined;10:_Anemometro:undefined;15:_Pres Atmosferica:undefined;13:_Hum Ambiente:undefined;14:_Rad Solar:undefined;12:_Temp Ambiente:undefined;11:_Veleta:undefined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tuel en El Nihuil</text:p>
          </table:table-cell>
          <table:table-cell office:value-type="float" office:value="-68.6777777777778" calcext:value-type="float">
            <text:p>-68.6777777777778</text:p>
          </table:table-cell>
          <table:table-cell office:value-type="float" office:value="-35.0333333333333" calcext:value-type="float">
            <text:p>-35.0333333333333</text:p>
          </table:table-cell>
          <table:table-cell office:value-type="float" office:value="10458" calcext:value-type="float">
            <text:p>10458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7:_Pluviometro:undefined;11:_Veleta:undefined;14:_Rad Solar:undefined;13:_Hum Ambiente:undefined;10:_Anemometro:undefined;8:_Bateria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Tupungato en Punta de Vaca</text:p>
          </table:table-cell>
          <table:table-cell office:value-type="float" office:value="-69.7683333333333" calcext:value-type="float">
            <text:p>-69.7683333333333</text:p>
          </table:table-cell>
          <table:table-cell office:value-type="float" office:value="-32.8808333333333" calcext:value-type="float">
            <text:p>-32.8808333333333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1:_Veleta:undefined;13:_Hum Ambiente:undefined;12:_Temp Ambiente:undefined;8:_Bateria:undefined;7:_Pluviometro:undefined;10:_Anemometro:undefined;14:_Rad Solar:undefined;15:_Pres Atmosferica:undefined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ío Senguer en Sarmiento Aero</text:p>
          </table:table-cell>
          <table:table-cell office:value-type="float" office:value="-69.075" calcext:value-type="float">
            <text:p>-69.075</text:p>
          </table:table-cell>
          <table:table-cell office:value-type="float" office:value="-45.5811111111111" calcext:value-type="float">
            <text:p>-45.5811111111111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0:_Anemometro:undefined;12:_Temp Ambiente:undefined;15:_Pres Atmosferica:undefined;8:_Bateria:undefined;13:_Hum Ambiente:undefined;7:_Pluviometro:undefined;11:_Veleta:undefined;14:_Rad Solar:undefined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ío Uspallata - Uspallata</text:p>
          </table:table-cell>
          <table:table-cell office:value-type="float" office:value="-69.34" calcext:value-type="float">
            <text:p>-69.34</text:p>
          </table:table-cell>
          <table:table-cell office:value-type="float" office:value="-32.5944444444444" calcext:value-type="float">
            <text:p>-32.5944444444444</text:p>
          </table:table-cell>
          <table:table-cell office:value-type="float" office:value="10478" calcext:value-type="float">
            <text:p>10478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:_Rad Solar:undefined;13:_Hum Ambiente:undefined;11:_Veleta:undefined;12:_Temp Ambiente:undefined;10:_Anemometro:undefined;8:_Bateria:undefined;7:_Pluviometro:undefined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aro Recalada Bahía Blanca</text:p>
          </table:table-cell>
          <table:table-cell office:value-type="float" office:value="-61.2597222222222" calcext:value-type="float">
            <text:p>-61.2597222222222</text:p>
          </table:table-cell>
          <table:table-cell office:value-type="float" office:value="-38.9905555555556" calcext:value-type="float">
            <text:p>-38.9905555555556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3:_Hum Ambiente:undefined;15:_Pres Atmosferica:undefined;12:_Temp Ambiente:undefined;11:_Veleta:undefined;10:_Anemometro:undefined;7:_Pluviometro:undefined;8:_Bateria:undefined;14:_Rad Solar:undefined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ZPrueba EM 7</text:p>
          </table:table-cell>
          <table:table-cell office:value-type="float" office:value="-58.0544444444444" calcext:value-type="float">
            <text:p>-58.0544444444444</text:p>
          </table:table-cell>
          <table:table-cell office:value-type="float" office:value="-34.7030555555556" calcext:value-type="float">
            <text:p>-34.7030555555556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8:_Bateria:undefined;13:_Hum Ambiente:undefined;11:_Veleta:undefined;14:_Rad Solar:undefined;15:_Pres Atmosferica:undefined;7:_Pluviometro:undefined;10:_Anemometro:undefined;12:_Temp Ambiente:undefined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aro Río Negro</text:p>
          </table:table-cell>
          <table:table-cell office:value-type="float" office:value="-62.8394444444444" calcext:value-type="float">
            <text:p>-62.8394444444444</text:p>
          </table:table-cell>
          <table:table-cell office:value-type="float" office:value="-41.0577777777778" calcext:value-type="float">
            <text:p>-41.0577777777778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2019-05-08T03:00:00.000Z</text:p>
          </table:table-cell>
          <table:table-cell office:value-type="string" calcext:value-type="string">
            <text:p>14:_Rad Solar:undefined;13:_Hum Ambiente:undefined;7:_Pluviometro:undefined;11:_Veleta:undefined;12:_Temp Ambiente:undefined;10:_Anemometro:undefined;8:_Bateria:undefined;15:_Pres Atmosferica:undefined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nal MACAPILLO <text:tab/></text:p>
          </table:table-cell>
          <table:table-cell office:value-type="float" office:value="-63.9761111111111" calcext:value-type="float">
            <text:p>-63.9761111111111</text:p>
          </table:table-cell>
          <table:table-cell office:value-type="float" office:value="-25.4136111111111" calcext:value-type="float">
            <text:p>-25.4136111111111</text:p>
          </table:table-cell>
          <table:table-cell office:value-type="float" office:value="10606" calcext:value-type="float">
            <text:p>10606</text:p>
          </table:table-cell>
          <table:table-cell office:value-type="string" calcext:value-type="string">
            <text:p>2019-05-2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nal de Dios<text:tab/></text:p>
          </table:table-cell>
          <table:table-cell office:value-type="float" office:value="-63.9480555555556" calcext:value-type="float">
            <text:p>-63.9480555555556</text:p>
          </table:table-cell>
          <table:table-cell office:value-type="float" office:value="-25.6108333333333" calcext:value-type="float">
            <text:p>-25.610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5-21T03:00:00.000Z</text:p>
          </table:table-cell>
          <table:table-cell office:value-type="string" calcext:value-type="string">
            <text:p>146:Limnimetro_10b:undefined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Prueba P LIM 53</text:p>
          </table:table-cell>
          <table:table-cell office:value-type="float" office:value="-57.2338888888889" calcext:value-type="float">
            <text:p>-57.2338888888889</text:p>
          </table:table-cell>
          <table:table-cell office:value-type="float" office:value="-34.7038888888889" calcext:value-type="float">
            <text:p>-34.7038888888889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2019-05-2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anal Liag - Quebrachal</text:p>
          </table:table-cell>
          <table:table-cell office:value-type="float" office:value="-64.045" calcext:value-type="float">
            <text:p>-64.045</text:p>
          </table:table-cell>
          <table:table-cell office:value-type="float" office:value="-25.3452777777778" calcext:value-type="float">
            <text:p>-25.3452777777778</text:p>
          </table:table-cell>
          <table:table-cell office:value-type="float" office:value="11115" calcext:value-type="float">
            <text:p>11115</text:p>
          </table:table-cell>
          <table:table-cell office:value-type="string" calcext:value-type="string">
            <text:p>2019-05-2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ío Iguazú en Puerto Andresito</text:p>
          </table:table-cell>
          <table:table-cell office:value-type="float" office:value="-53.995" calcext:value-type="float">
            <text:p>-53.995</text:p>
          </table:table-cell>
          <table:table-cell office:value-type="float" office:value="-25.5905555555556" calcext:value-type="float">
            <text:p>-25.5905555555556</text:p>
          </table:table-cell>
          <table:table-cell office:value-type="float" office:value="11122" calcext:value-type="float">
            <text:p>11122</text:p>
          </table:table-cell>
          <table:table-cell office:value-type="string" calcext:value-type="string">
            <text:p>2019-05-24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io Carrenleufu en Poncho Moro</text:p>
          </table:table-cell>
          <table:table-cell office:value-type="float" office:value="-71.2338888888889" calcext:value-type="float">
            <text:p>-71.2338888888889</text:p>
          </table:table-cell>
          <table:table-cell office:value-type="float" office:value="-43.7219444444444" calcext:value-type="float">
            <text:p>-43.7219444444444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2019-05-24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esaguadero en Canalejas</text:p>
          </table:table-cell>
          <table:table-cell office:value-type="float" office:value="-66.4963888888889" calcext:value-type="float">
            <text:p>-66.4963888888889</text:p>
          </table:table-cell>
          <table:table-cell office:value-type="float" office:value="-35.1686111111111" calcext:value-type="float">
            <text:p>-35.1686111111111</text:p>
          </table:table-cell>
          <table:table-cell office:value-type="float" office:value="11124" calcext:value-type="float">
            <text:p>11124</text:p>
          </table:table-cell>
          <table:table-cell office:value-type="string" calcext:value-type="string">
            <text:p>2019-05-24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ío Chubut en Ameghino</text:p>
          </table:table-cell>
          <table:table-cell office:value-type="float" office:value="-66.475" calcext:value-type="float">
            <text:p>-66.475</text:p>
          </table:table-cell>
          <table:table-cell office:value-type="float" office:value="-43.6983333333333" calcext:value-type="float">
            <text:p>-43.6983333333333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N El Chalten</text:p>
          </table:table-cell>
          <table:table-cell office:value-type="float" office:value="-72.8838888888889" calcext:value-type="float">
            <text:p>-72.8838888888889</text:p>
          </table:table-cell>
          <table:table-cell office:value-type="float" office:value="-49.3377777777778" calcext:value-type="float">
            <text:p>-49.3377777777778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11:_Veleta:undefined;10:_Anemometro:undefined;13:_Hum Ambiente:undefined;8:_Bateria:undefined;14:_Rad Solar:undefined;12:_Temp Ambiente:undefined;15:_Pres Atmosferica:undefined;7:_Pluviometro:undefined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ío Mendoza en Guido</text:p>
          </table:table-cell>
          <table:table-cell office:value-type="float" office:value="-69.2377777777778" calcext:value-type="float">
            <text:p>-69.2377777777778</text:p>
          </table:table-cell>
          <table:table-cell office:value-type="float" office:value="-32.9152777777778" calcext:value-type="float">
            <text:p>-32.9152777777778</text:p>
          </table:table-cell>
          <table:table-cell office:value-type="float" office:value="10638" calcext:value-type="float">
            <text:p>10638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14:_Rad Solar:undefined;8:_Bateria:undefined;146:Limnimetro_10b:undefined;7:_Pluviometro:undefined;13:_Hum Ambiente:undefined;11:_Veleta:undefined;10:_Anemometro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ío Azul en el Azul</text:p>
          </table:table-cell>
          <table:table-cell office:value-type="float" office:value="-71.5605555555556" calcext:value-type="float">
            <text:p>-71.5605555555556</text:p>
          </table:table-cell>
          <table:table-cell office:value-type="float" office:value="-41.9425" calcext:value-type="float">
            <text:p>-41.9425</text:p>
          </table:table-cell>
          <table:table-cell office:value-type="float" office:value="10639" calcext:value-type="float">
            <text:p>10639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7:_Pluviometro:undefined;146:Limnimetro_10b:undefined;8:_Bateria:undefined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ío Dulce Paso de la Cina</text:p>
          </table:table-cell>
          <table:table-cell office:value-type="float" office:value="-62.8061111111111" calcext:value-type="float">
            <text:p>-62.8061111111111</text:p>
          </table:table-cell>
          <table:table-cell office:value-type="float" office:value="-29.795" calcext:value-type="float">
            <text:p>-29.795</text:p>
          </table:table-cell>
          <table:table-cell office:value-type="float" office:value="11125" calcext:value-type="float">
            <text:p>11125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ZPrueba P LIM 65</text:p>
          </table:table-cell>
          <table:table-cell office:value-type="float" office:value="-57.4255555555556" calcext:value-type="float">
            <text:p>-57.4255555555556</text:p>
          </table:table-cell>
          <table:table-cell office:value-type="float" office:value="-34.8155555555556" calcext:value-type="float">
            <text:p>-34.8155555555556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2019-06-11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MA7_CDP</text:p>
          </table:table-cell>
          <table:table-cell office:value-type="float" office:value="-67.1516666666667" calcext:value-type="float">
            <text:p>-67.1516666666667</text:p>
          </table:table-cell>
          <table:table-cell office:value-type="float" office:value="-38.1563888888889" calcext:value-type="float">
            <text:p>-38.15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19T03:00:00.000Z</text:p>
          </table:table-cell>
          <table:table-cell office:value-type="string" calcext:value-type="string">
            <text:p>13:_Hum Ambiente:undefined;12:_Temp Ambiente:undefined;15:_Pres Atmosferica:undefined;11:_Veleta:undefined;10:_Anemometro:undefined;7:_Pluviometro:undefined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MA1_BAL</text:p>
          </table:table-cell>
          <table:table-cell office:value-type="float" office:value="-64.5502777777778" calcext:value-type="float">
            <text:p>-64.5502777777778</text:p>
          </table:table-cell>
          <table:table-cell office:value-type="float" office:value="-31.5975" calcext:value-type="float">
            <text:p>-31.59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2:_Temp Ambiente:undefined;10:_Anemometro:undefined;15:_Pres Atmosferica:undefined;7:_Pluviometro:undefined;11:_Veleta:undefined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MA1_PIL</text:p>
          </table:table-cell>
          <table:table-cell office:value-type="float" office:value="-63.8816666666667" calcext:value-type="float">
            <text:p>-63.8816666666667</text:p>
          </table:table-cell>
          <table:table-cell office:value-type="float" office:value="-31.6677777777778" calcext:value-type="float">
            <text:p>-31.6677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7:_Pluviometro:undefined;11:_Veleta:undefined;12:_Temp Ambiente:undefined;10:_Anemometro:undefined;15:_Pres Atmosferica:undefined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RMA1_FDC</text:p>
          </table:table-cell>
          <table:table-cell office:value-type="float" office:value="-64.4655555555556" calcext:value-type="float">
            <text:p>-64.4655555555556</text:p>
          </table:table-cell>
          <table:table-cell office:value-type="float" office:value="-31.5213888888889" calcext:value-type="float">
            <text:p>-31.521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0:_Anemometro:undefined;12:_Temp Ambiente:undefined;7:_Pluviometro:undefined;13:_Hum Ambiente:undefined;11:_Veleta:undefined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RMA1_VMA</text:p>
          </table:table-cell>
          <table:table-cell office:value-type="float" office:value="-63.23" calcext:value-type="float">
            <text:p>-63.23</text:p>
          </table:table-cell>
          <table:table-cell office:value-type="float" office:value="-32.3272222222222" calcext:value-type="float">
            <text:p>-32.3272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10:_Anemometro:undefined;13:_Hum Ambiente:undefined;15:_Pres Atmosferica:undefined;12:_Temp Ambiente:undefined;7:_Pluviometro:undefined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MA1_MIR</text:p>
          </table:table-cell>
          <table:table-cell office:value-type="float" office:value="-62.6847222222222" calcext:value-type="float">
            <text:p>-62.6847222222222</text:p>
          </table:table-cell>
          <table:table-cell office:value-type="float" office:value="-30.9219444444444" calcext:value-type="float">
            <text:p>-30.921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7:_Pluviometro:undefined;13:_Hum Ambiente:undefined;11:_Veleta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RMA2_ZAR</text:p>
          </table:table-cell>
          <table:table-cell office:value-type="float" office:value="-59.0236111111111" calcext:value-type="float">
            <text:p>-59.0236111111111</text:p>
          </table:table-cell>
          <table:table-cell office:value-type="float" office:value="-34.085" calcext:value-type="float">
            <text:p>-34.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1:_Veleta:undefined;10:_Anemometro:undefined;12:_Temp Ambiente:undefined;7:_Pluviometro:undefined;13:_Hum Ambiente:undefined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MA2_LUJ</text:p>
          </table:table-cell>
          <table:table-cell office:value-type="float" office:value="-59.0625" calcext:value-type="float">
            <text:p>-59.0625</text:p>
          </table:table-cell>
          <table:table-cell office:value-type="float" office:value="-34.5880555555556" calcext:value-type="float">
            <text:p>-34.588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13:_Hum Ambiente:undefined;10:_Anemometro:undefined;12:_Temp Ambiente:undefined;15:_Pres Atmosferica:undefined;7:_Pluviometro:undefined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RMA2_SAG</text:p>
          </table:table-cell>
          <table:table-cell office:value-type="float" office:value="-59.4494444444444" calcext:value-type="float">
            <text:p>-59.4494444444444</text:p>
          </table:table-cell>
          <table:table-cell office:value-type="float" office:value="-34.4208333333333" calcext:value-type="float">
            <text:p>-34.420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12:_Temp Ambiente:undefined;10:_Anemometro:undefined;15:_Pres Atmosferica:undefined;13:_Hum Ambiente:undefined;7:_Pluviometro:undefined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RMA2_QUI</text:p>
          </table:table-cell>
          <table:table-cell office:value-type="float" office:value="-58.2416666666667" calcext:value-type="float">
            <text:p>-58.2416666666667</text:p>
          </table:table-cell>
          <table:table-cell office:value-type="float" office:value="-34.7058333333333" calcext:value-type="float">
            <text:p>-34.705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7:_Pluviometro:undefined;12:_Temp Ambiente:undefined;10:_Anemometro:undefined;15:_Pres Atmosferica:undefined;11:_Veleta:undefined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RMA2_AKO</text:p>
          </table:table-cell>
          <table:table-cell office:value-type="float" office:value="-58.3683333333333" calcext:value-type="float">
            <text:p>-58.3683333333333</text:p>
          </table:table-cell>
          <table:table-cell office:value-type="float" office:value="-34.9944444444444" calcext:value-type="float">
            <text:p>-34.994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7:_Pluviometro:undefined;12:_Temp Ambiente:undefined;13:_Hum Ambiente:undefined;15:_Pres Atmosferica:undefined;11:_Veleta:undefined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RMA3_PLA</text:p>
          </table:table-cell>
          <table:table-cell office:value-type="float" office:value="-60.14" calcext:value-type="float">
            <text:p>-60.14</text:p>
          </table:table-cell>
          <table:table-cell office:value-type="float" office:value="-25.6763888888889" calcext:value-type="float">
            <text:p>-25.67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13:_Hum Ambiente:undefined;7:_Pluviometro:undefined;12:_Temp Ambiente:undefined;8:_Bateria:undefined;10:_Anemometro:undefined;15:_Pres Atmosferica:undefined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RMA3_IBA</text:p>
          </table:table-cell>
          <table:table-cell office:value-type="float" office:value="-59.8694444444444" calcext:value-type="float">
            <text:p>-59.8694444444444</text:p>
          </table:table-cell>
          <table:table-cell office:value-type="float" office:value="-25.2041666666667" calcext:value-type="float">
            <text:p>-25.2041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7:_Pluviometro:undefined;11:_Veleta:undefined;13:_Hum Ambiente:undefined;10:_Anemometro:undefined;12:_Temp Ambiente:undefined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RMA3_PIR</text:p>
          </table:table-cell>
          <table:table-cell office:value-type="float" office:value="-59.1172222222222" calcext:value-type="float">
            <text:p>-59.1172222222222</text:p>
          </table:table-cell>
          <table:table-cell office:value-type="float" office:value="-25.7558333333333" calcext:value-type="float">
            <text:p>-25.755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0:_Anemometro:undefined;7:_Pluviometro:undefined;12:_Temp Ambiente:undefined;15:_Pres Atmosferica:undefined;11:_Veleta:undefined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RMA3_PZL</text:p>
          </table:table-cell>
          <table:table-cell office:value-type="float" office:value="-60.1972222222222" calcext:value-type="float">
            <text:p>-60.1972222222222</text:p>
          </table:table-cell>
          <table:table-cell office:value-type="float" office:value="-24.2119444444444" calcext:value-type="float">
            <text:p>-24.211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2:_Temp Ambiente:undefined;15:_Pres Atmosferica:undefined;10:_Anemometro:undefined;11:_Veleta:undefined;13:_Hum Ambiente:undefined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RMA3_IJU</text:p>
          </table:table-cell>
          <table:table-cell office:value-type="float" office:value="-60.8402777777778" calcext:value-type="float">
            <text:p>-60.8402777777778</text:p>
          </table:table-cell>
          <table:table-cell office:value-type="float" office:value="-23.9022222222222" calcext:value-type="float">
            <text:p>-23.9022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7:_Pluviometro:undefined;15:_Pres Atmosferica:undefined;12:_Temp Ambiente:undefined;11:_Veleta:undefined;10:_Anemometro:undefined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MA4_CBN</text:p>
          </table:table-cell>
          <table:table-cell office:value-type="float" office:value="-58.9525" calcext:value-type="float">
            <text:p>-58.9525</text:p>
          </table:table-cell>
          <table:table-cell office:value-type="float" office:value="-27.3238888888889" calcext:value-type="float">
            <text:p>-27.323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0:_Anemometro:undefined;13:_Hum Ambiente:undefined;15:_Pres Atmosferica:undefined;12:_Temp Ambiente:undefined;11:_Veleta:undefined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MA4_PCH</text:p>
          </table:table-cell>
          <table:table-cell office:value-type="float" office:value="-59.6066666666667" calcext:value-type="float">
            <text:p>-59.6066666666667</text:p>
          </table:table-cell>
          <table:table-cell office:value-type="float" office:value="-26.8069444444444" calcext:value-type="float">
            <text:p>-26.806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0:_Anemometro:undefined;13:_Hum Ambiente:undefined;11:_Veleta:undefined;7:_Pluviometro:undefined;15:_Pres Atmosferica:undefined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MA4_COL</text:p>
          </table:table-cell>
          <table:table-cell office:value-type="float" office:value="-59.5763888888889" calcext:value-type="float">
            <text:p>-59.5763888888889</text:p>
          </table:table-cell>
          <table:table-cell office:value-type="float" office:value="-27.5327777777778" calcext:value-type="float">
            <text:p>-27.5327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7:_Pluviometro:undefined;10:_Anemometro:undefined;12:_Temp Ambiente:undefined;11:_Veleta:undefined;15:_Pres Atmosferica:undefined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MA4_LAE</text:p>
          </table:table-cell>
          <table:table-cell office:value-type="float" office:value="-59.4727777777778" calcext:value-type="float">
            <text:p>-59.4727777777778</text:p>
          </table:table-cell>
          <table:table-cell office:value-type="float" office:value="-27.1333333333333" calcext:value-type="float">
            <text:p>-27.13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3:_Hum Ambiente:undefined;15:_Pres Atmosferica:undefined;11:_Veleta:undefined;7:_Pluviometro:undefined;12:_Temp Ambiente:undefined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MA4_PMB</text:p>
          </table:table-cell>
          <table:table-cell office:value-type="float" office:value="-58.1016666666667" calcext:value-type="float">
            <text:p>-58.1016666666667</text:p>
          </table:table-cell>
          <table:table-cell office:value-type="float" office:value="-28.0427777777778" calcext:value-type="float">
            <text:p>-28.0427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1:_Veleta:undefined;10:_Anemometro:undefined;12:_Temp Ambiente:undefined;7:_Pluviometro:undefined;15:_Pres Atmosferica:undefined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MA5_SAN</text:p>
          </table:table-cell>
          <table:table-cell office:value-type="float" office:value="-53.7683333333333" calcext:value-type="float">
            <text:p>-53.7683333333333</text:p>
          </table:table-cell>
          <table:table-cell office:value-type="float" office:value="-26.0494444444444" calcext:value-type="float">
            <text:p>-26.049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1:_Veleta:undefined;15:_Pres Atmosferica:undefined;10:_Anemometro:undefined;13:_Hum Ambiente:undefined;12:_Temp Ambiente:undefined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MA5_URU</text:p>
          </table:table-cell>
          <table:table-cell office:value-type="float" office:value="-54.5513888888889" calcext:value-type="float">
            <text:p>-54.5513888888889</text:p>
          </table:table-cell>
          <table:table-cell office:value-type="float" office:value="-25.8738888888889" calcext:value-type="float">
            <text:p>-25.873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7:_Pluviometro:undefined;15:_Pres Atmosferica:undefined;11:_Veleta:undefined;10:_Anemometro:undefined;13:_Hum Ambiente:undefined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RMA5_ELD</text:p>
          </table:table-cell>
          <table:table-cell office:value-type="float" office:value="-54.5761111111111" calcext:value-type="float">
            <text:p>-54.5761111111111</text:p>
          </table:table-cell>
          <table:table-cell office:value-type="float" office:value="-26.3933333333333" calcext:value-type="float">
            <text:p>-26.39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5:_Pres Atmosferica:undefined;12:_Temp Ambiente:undefined;11:_Veleta:undefined;10:_Anemometro:undefined;13:_Hum Ambiente:undefined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RMA5_SVI</text:p>
          </table:table-cell>
          <table:table-cell office:value-type="float" office:value="-54.4227777777778" calcext:value-type="float">
            <text:p>-54.4227777777778</text:p>
          </table:table-cell>
          <table:table-cell office:value-type="float" office:value="-26.9208333333333" calcext:value-type="float">
            <text:p>-26.920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5:_Pres Atmosferica:undefined;13:_Hum Ambiente:undefined;12:_Temp Ambiente:undefined;11:_Veleta:undefined;7:_Pluviometro:undefined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RMA6_CVI</text:p>
          </table:table-cell>
          <table:table-cell office:value-type="float" office:value="-57.72" calcext:value-type="float">
            <text:p>-57.72</text:p>
          </table:table-cell>
          <table:table-cell office:value-type="float" office:value="-37.4391666666667" calcext:value-type="float">
            <text:p>-37.4391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0:_Anemometro:undefined;15:_Pres Atmosferica:undefined;11:_Veleta:undefined;13:_Hum Ambiente:undefined;7:_Pluviometro:undefined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RMA6_LPA</text:p>
          </table:table-cell>
          <table:table-cell office:value-type="float" office:value="-57.7236111111111" calcext:value-type="float">
            <text:p>-57.7236111111111</text:p>
          </table:table-cell>
          <table:table-cell office:value-type="float" office:value="-37.9311111111111" calcext:value-type="float">
            <text:p>-37.9311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2:_Temp Ambiente:undefined;11:_Veleta:undefined;13:_Hum Ambiente:undefined;15:_Pres Atmosferica:undefined;10:_Anemometro:undefined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MA6_PMO</text:p>
          </table:table-cell>
          <table:table-cell office:value-type="float" office:value="-57.5538888888889" calcext:value-type="float">
            <text:p>-57.5538888888889</text:p>
          </table:table-cell>
          <table:table-cell office:value-type="float" office:value="-38.0752777777778" calcext:value-type="float">
            <text:p>-38.0752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3:_Hum Ambiente:undefined;15:_Pres Atmosferica:undefined;11:_Veleta:undefined;7:_Pluviometro:undefined;10:_Anemometro:undefined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RMA6_NEC</text:p>
          </table:table-cell>
          <table:table-cell office:value-type="float" office:value="-58.8116666666667" calcext:value-type="float">
            <text:p>-58.8116666666667</text:p>
          </table:table-cell>
          <table:table-cell office:value-type="float" office:value="-38.4866666666667" calcext:value-type="float">
            <text:p>-38.4866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3:_Hum Ambiente:undefined;15:_Pres Atmosferica:undefined;7:_Pluviometro:undefined;11:_Veleta:undefined;12:_Temp Ambiente:undefined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RMA6_MME</text:p>
          </table:table-cell>
          <table:table-cell office:value-type="float" office:value="-68.455" calcext:value-type="float">
            <text:p>-68.455</text:p>
          </table:table-cell>
          <table:table-cell office:value-type="float" office:value="-38.6563888888889" calcext:value-type="float">
            <text:p>-38.65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1:_Veleta:undefined;7:_Pluviometro:undefined;13:_Hum Ambiente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RMA7_ECH</text:p>
          </table:table-cell>
          <table:table-cell office:value-type="float" office:value="-68.7683333333333" calcext:value-type="float">
            <text:p>-68.7683333333333</text:p>
          </table:table-cell>
          <table:table-cell office:value-type="float" office:value="-39.2638888888889" calcext:value-type="float">
            <text:p>-39.263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3:_Hum Ambiente:undefined;10:_Anemometro:undefined;11:_Veleta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RMA7_PHU</text:p>
          </table:table-cell>
          <table:table-cell office:value-type="float" office:value="-69.1816666666667" calcext:value-type="float">
            <text:p>-69.1816666666667</text:p>
          </table:table-cell>
          <table:table-cell office:value-type="float" office:value="-38.9383333333333" calcext:value-type="float">
            <text:p>-38.938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1:_Veleta:undefined;13:_Hum Ambiente:undefined;7:_Pluviometro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RMA7_RSA</text:p>
          </table:table-cell>
          <table:table-cell office:value-type="float" office:value="-68.9027777777778" calcext:value-type="float">
            <text:p>-68.9027777777778</text:p>
          </table:table-cell>
          <table:table-cell office:value-type="float" office:value="-37.3863888888889" calcext:value-type="float">
            <text:p>-37.38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3:_Hum Ambiente:undefined;7:_Pluviometro:undefined;11:_Veleta:undefined;15:_Pres Atmosferica:undefined;10:_Anemometro:undefined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RMA7_GRO</text:p>
          </table:table-cell>
          <table:table-cell office:value-type="float" office:value="-67.5288888888889" calcext:value-type="float">
            <text:p>-67.5288888888889</text:p>
          </table:table-cell>
          <table:table-cell office:value-type="float" office:value="-39.0377777777778" calcext:value-type="float">
            <text:p>-39.0377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1:_Veleta:undefined;7:_Pluviometro:undefined;12:_Temp Ambiente:undefined;15:_Pres Atmosferica:undefined;10:_Anemometro:undefined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RMA8_CC</text:p>
          </table:table-cell>
          <table:table-cell office:value-type="float" office:value="-58.0419444444444" calcext:value-type="float">
            <text:p>-58.0419444444444</text:p>
          </table:table-cell>
          <table:table-cell office:value-type="float" office:value="-29.8091666666667" calcext:value-type="float">
            <text:p>-29.8091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5:_Pres Atmosferica:undefined;12:_Temp Ambiente:undefined;10:_Anemometro:undefined;7:_Pluviometro:undefined;11:_Veleta:undefined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RMA8_BPL</text:p>
          </table:table-cell>
          <table:table-cell office:value-type="float" office:value="-57.4297222222222" calcext:value-type="float">
            <text:p>-57.4297222222222</text:p>
          </table:table-cell>
          <table:table-cell office:value-type="float" office:value="-29.8186111111111" calcext:value-type="float">
            <text:p>-29.8186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1:_Veleta:undefined;12:_Temp Ambiente:undefined;7:_Pluviometro:undefined;13:_Hum Ambiente:undefined;15:_Pres Atmosferica:undefined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RMA8_BVI</text:p>
          </table:table-cell>
          <table:table-cell office:value-type="float" office:value="-59.0275" calcext:value-type="float">
            <text:p>-59.0275</text:p>
          </table:table-cell>
          <table:table-cell office:value-type="float" office:value="-28.5138888888889" calcext:value-type="float">
            <text:p>-28.513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5:_Pres Atmosferica:undefined;12:_Temp Ambiente:undefined;10:_Anemometro:undefined;13:_Hum Ambiente:undefined;11:_Veleta:undefined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RMA8_PIB</text:p>
          </table:table-cell>
          <table:table-cell office:value-type="float" office:value="-57.4363888888889" calcext:value-type="float">
            <text:p>-57.4363888888889</text:p>
          </table:table-cell>
          <table:table-cell office:value-type="float" office:value="-28.1280555555556" calcext:value-type="float">
            <text:p>-28.128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8:_Bateria:undefined;11:_Veleta:undefined;13:_Hum Ambiente:undefined;7:_Pluviometro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RMA9_RAD</text:p>
          </table:table-cell>
          <table:table-cell office:value-type="float" office:value="-68.5955555555555" calcext:value-type="float">
            <text:p>-68.5955555555555</text:p>
          </table:table-cell>
          <table:table-cell office:value-type="float" office:value="-54.0002777777778" calcext:value-type="float">
            <text:p>-54.0002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7:_Pluviometro:undefined;12:_Temp Ambiente:undefined;8:_Bateria:undefined;15:_Pres Atmosferica:undefined;11:_Veleta:undefined;13:_Hum Ambiente:undefined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RMA9_SSE</text:p>
          </table:table-cell>
          <table:table-cell office:value-type="float" office:value="-68.4588888888889" calcext:value-type="float">
            <text:p>-68.4588888888889</text:p>
          </table:table-cell>
          <table:table-cell office:value-type="float" office:value="-53.3008333333333" calcext:value-type="float">
            <text:p>-53.300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1:_Veleta:undefined;13:_Hum Ambiente:undefined;12:_Temp Ambiente:undefined;15:_Pres Atmosferica:undefined;7:_Pluviometro:undefined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RMA9_TOL</text:p>
          </table:table-cell>
          <table:table-cell office:value-type="float" office:value="-67.1875" calcext:value-type="float">
            <text:p>-67.1875</text:p>
          </table:table-cell>
          <table:table-cell office:value-type="float" office:value="-54.5133333333333" calcext:value-type="float">
            <text:p>-54.51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0:_Anemometro:undefined;13:_Hum Ambiente:undefined;11:_Veleta:undefined;15:_Pres Atmosferica:undefined;7:_Pluviometro:undefined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RMA9_USH</text:p>
          </table:table-cell>
          <table:table-cell office:value-type="float" office:value="-68.2444444444444" calcext:value-type="float">
            <text:p>-68.2444444444444</text:p>
          </table:table-cell>
          <table:table-cell office:value-type="float" office:value="-54.7969444444444" calcext:value-type="float">
            <text:p>-54.796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1:_Veleta:undefined;12:_Temp Ambiente:undefined;7:_Pluviometro:undefined;10:_Anemometro:undefined;13:_Hum Ambiente:undefined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RMA9_CKR</text:p>
          </table:table-cell>
          <table:table-cell office:value-type="float" office:value="-67.9838888888889" calcext:value-type="float">
            <text:p>-67.9838888888889</text:p>
          </table:table-cell>
          <table:table-cell office:value-type="float" office:value="-54.7088888888889" calcext:value-type="float">
            <text:p>-54.708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0:_Anemometro:undefined;13:_Hum Ambiente:undefined;11:_Veleta:undefined;7:_Pluviometro:undefined;12:_Temp Ambiente:undefined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RMA10_PAL</text:p>
          </table:table-cell>
          <table:table-cell office:value-type="float" office:value="-61.91" calcext:value-type="float">
            <text:p>-61.91</text:p>
          </table:table-cell>
          <table:table-cell office:value-type="float" office:value="-38.965" calcext:value-type="float">
            <text:p>-38.9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1:_Veleta:undefined;10:_Anemometro:undefined;12:_Temp Ambiente:undefined;7:_Pluviometro:undefined;13:_Hum Ambiente:undefined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RMA10_CPR</text:p>
          </table:table-cell>
          <table:table-cell office:value-type="float" office:value="-61.33" calcext:value-type="float">
            <text:p>-61.33</text:p>
          </table:table-cell>
          <table:table-cell office:value-type="float" office:value="-38.0044444444444" calcext:value-type="float">
            <text:p>-38.004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2:_Temp Ambiente:undefined;11:_Veleta:undefined;13:_Hum Ambiente:undefined;7:_Pluviometro:undefined;10:_Anemometro:undefined;15:_Pres Atmosferica:undefined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RMA10_PIG</text:p>
          </table:table-cell>
          <table:table-cell office:value-type="float" office:value="-62.3863888888889" calcext:value-type="float">
            <text:p>-62.3863888888889</text:p>
          </table:table-cell>
          <table:table-cell office:value-type="float" office:value="-37.6083333333333" calcext:value-type="float">
            <text:p>-37.608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7:_Pluviometro:undefined;11:_Veleta:undefined;10:_Anemometro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RMA10_JAR</text:p>
          </table:table-cell>
          <table:table-cell office:value-type="float" office:value="-63.3869444444444" calcext:value-type="float">
            <text:p>-63.3869444444444</text:p>
          </table:table-cell>
          <table:table-cell office:value-type="float" office:value="-38.0752777777778" calcext:value-type="float">
            <text:p>-38.0752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2:_Temp Ambiente:undefined;10:_Anemometro:undefined;7:_Pluviometro:undefined;13:_Hum Ambiente:undefined;11:_Veleta:undefined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RMA10_PLU</text:p>
          </table:table-cell>
          <table:table-cell office:value-type="float" office:value="-62.6786111111111" calcext:value-type="float">
            <text:p>-62.6786111111111</text:p>
          </table:table-cell>
          <table:table-cell office:value-type="float" office:value="-39.4591666666667" calcext:value-type="float">
            <text:p>-39.4591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7:_Pluviometro:undefined;12:_Temp Ambiente:undefined;10:_Anemometro:undefined;15:_Pres Atmosferica:undefined;13:_Hum Ambiente:undefined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RMA11_LMA</text:p>
          </table:table-cell>
          <table:table-cell office:value-type="float" office:value="-65.2430555555556" calcext:value-type="float">
            <text:p>-65.2430555555556</text:p>
          </table:table-cell>
          <table:table-cell office:value-type="float" office:value="-27.6583333333333" calcext:value-type="float">
            <text:p>-27.658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5:_Pres Atmosferica:undefined;7:_Pluviometro:undefined;10:_Anemometro:undefined;11:_Veleta:undefined;12:_Temp Ambiente:undefined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RMA11_SMT</text:p>
          </table:table-cell>
          <table:table-cell office:value-type="float" office:value="-65.2272222222222" calcext:value-type="float">
            <text:p>-65.2272222222222</text:p>
          </table:table-cell>
          <table:table-cell office:value-type="float" office:value="-26.8436111111111" calcext:value-type="float">
            <text:p>-26.8436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0:_Anemometro:undefined;11:_Veleta:undefined;13:_Hum Ambiente:undefined;7:_Pluviometro:undefined;15:_Pres Atmosferica:undefined;12:_Temp Ambiente:undefined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RMA11_CON</text:p>
          </table:table-cell>
          <table:table-cell office:value-type="float" office:value="-65.6172222222222" calcext:value-type="float">
            <text:p>-65.6172222222222</text:p>
          </table:table-cell>
          <table:table-cell office:value-type="float" office:value="-27.3438888888889" calcext:value-type="float">
            <text:p>-27.3438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7:_Pluviometro:undefined;15:_Pres Atmosferica:undefined;10:_Anemometro:undefined;13:_Hum Ambiente:undefined;12:_Temp Ambiente:undefined;11:_Veleta:undefined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RMA11_PHO</text:p>
          </table:table-cell>
          <table:table-cell office:value-type="float" office:value="-64.4902777777778" calcext:value-type="float">
            <text:p>-64.4902777777778</text:p>
          </table:table-cell>
          <table:table-cell office:value-type="float" office:value="-27.1625" calcext:value-type="float">
            <text:p>-27.16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3:_Hum Ambiente:undefined;10:_Anemometro:undefined;7:_Pluviometro:undefined;11:_Veleta:undefined;12:_Temp Ambiente:undefined;15:_Pres Atmosferica:undefined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RMA11_LAV</text:p>
          </table:table-cell>
          <table:table-cell office:value-type="float" office:value="-65.1102777777778" calcext:value-type="float">
            <text:p>-65.1102777777778</text:p>
          </table:table-cell>
          <table:table-cell office:value-type="float" office:value="-28.1944444444444" calcext:value-type="float">
            <text:p>-28.194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5:_Pres Atmosferica:undefined;11:_Veleta:undefined;13:_Hum Ambiente:undefined;7:_Pluviometro:undefined;10:_Anemometro:undefined;12:_Temp Ambiente:undefined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RMA11_SAN</text:p>
          </table:table-cell>
          <table:table-cell office:value-type="float" office:value="-65.6083333333333" calcext:value-type="float">
            <text:p>-65.6083333333333</text:p>
          </table:table-cell>
          <table:table-cell office:value-type="float" office:value="-28.4986111111111" calcext:value-type="float">
            <text:p>-28.4986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28T03:00:00.000Z</text:p>
          </table:table-cell>
          <table:table-cell office:value-type="string" calcext:value-type="string">
            <text:p>11:_Veleta:undefined;15:_Pres Atmosferica:undefined;12:_Temp Ambiente:undefined;10:_Anemometro:undefined;7:_Pluviometro:undefined;13:_Hum Ambiente:undefined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Río Bermejo - Balapuca</text:p>
          </table:table-cell>
          <table:table-cell office:value-type="float" office:value="-64.4694444444444" calcext:value-type="float">
            <text:p>-64.4694444444444</text:p>
          </table:table-cell>
          <table:table-cell office:value-type="float" office:value="-22.4919444444444" calcext:value-type="float">
            <text:p>-22.491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8:_Bateria:undefined;7:_Pluviometro:undefined;146:Limnimetro_10b:undefined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Rio Grande Tarija-El Cajón</text:p>
          </table:table-cell>
          <table:table-cell office:value-type="float" office:value="-64.1263888888889" calcext:value-type="float">
            <text:p>-64.1263888888889</text:p>
          </table:table-cell>
          <table:table-cell office:value-type="float" office:value="-22.3266666666667" calcext:value-type="float">
            <text:p>-22.3266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7:_Pluviometro:undefined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Rio Bermejo-El Colorado</text:p>
          </table:table-cell>
          <table:table-cell office:value-type="float" office:value="-59.3625" calcext:value-type="float">
            <text:p>-59.3625</text:p>
          </table:table-cell>
          <table:table-cell office:value-type="float" office:value="-26.3341666666667" calcext:value-type="float">
            <text:p>-26.3341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8:_Bateria:undefined;7:_Pluviometro:undefined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Rio Bermejo-Embarcacion</text:p>
          </table:table-cell>
          <table:table-cell office:value-type="float" office:value="-64.1380555555556" calcext:value-type="float">
            <text:p>-64.1380555555556</text:p>
          </table:table-cell>
          <table:table-cell office:value-type="float" office:value="-23.2480555555556" calcext:value-type="float">
            <text:p>-23.248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7:_Pluviometro:undefined;146:Limnimetro_10b:undefined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Rio Bermejo-Finca Jujeños</text:p>
          </table:table-cell>
          <table:table-cell office:value-type="float" office:value="-64.2047222222222" calcext:value-type="float">
            <text:p>-64.2047222222222</text:p>
          </table:table-cell>
          <table:table-cell office:value-type="float" office:value="-23.1352777777778" calcext:value-type="float">
            <text:p>-23.1352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7:_Pluviometro:undefined;8:_Bateria:undefined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Rio Bermejo-Puente Internacion</text:p>
          </table:table-cell>
          <table:table-cell office:value-type="float" office:value="-64.3694444444444" calcext:value-type="float">
            <text:p>-64.3694444444444</text:p>
          </table:table-cell>
          <table:table-cell office:value-type="float" office:value="-22.7263888888889" calcext:value-type="float">
            <text:p>-22.72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7:_Pluviometro:undefined;146:Limnimetro_10b:undefined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Rio San Francisco-Puente RP 1</text:p>
          </table:table-cell>
          <table:table-cell office:value-type="float" office:value="-64.5369444444444" calcext:value-type="float">
            <text:p>-64.5369444444444</text:p>
          </table:table-cell>
          <table:table-cell office:value-type="float" office:value="-23.7108333333333" calcext:value-type="float">
            <text:p>-23.7108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7:_Pluviometro:undefined;146:Limnimetro_10b:undefined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Rio Bermejo-Puerto Lavalle</text:p>
          </table:table-cell>
          <table:table-cell office:value-type="float" office:value="-60.1280555555556" calcext:value-type="float">
            <text:p>-60.1280555555556</text:p>
          </table:table-cell>
          <table:table-cell office:value-type="float" office:value="-25.6511111111111" calcext:value-type="float">
            <text:p>-25.6511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7:_Pluviometro:undefined;8:_Bateria:undefined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Rio Bermejo-Puerto Velaz</text:p>
          </table:table-cell>
          <table:table-cell office:value-type="float" office:value="-58.6338888888889" calcext:value-type="float">
            <text:p>-58.6338888888889</text:p>
          </table:table-cell>
          <table:table-cell office:value-type="float" office:value="-26.6605555555556" calcext:value-type="float">
            <text:p>-26.6605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8:_Bateria:undefined;7:_Pluviometro:undefined;146:Limnimetro_10b:undefined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Rio Bermejo-Sauzalito</text:p>
          </table:table-cell>
          <table:table-cell office:value-type="float" office:value="-61.6563888888889" calcext:value-type="float">
            <text:p>-61.6563888888889</text:p>
          </table:table-cell>
          <table:table-cell office:value-type="float" office:value="-24.4333333333333" calcext:value-type="float">
            <text:p>-24.43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7:_Pluviometro:undefined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Abaucán en Tinogasta</text:p>
          </table:table-cell>
          <table:table-cell office:value-type="float" office:value="-67.6269444444444" calcext:value-type="float">
            <text:p>-67.6269444444444</text:p>
          </table:table-cell>
          <table:table-cell office:value-type="float" office:value="-27.9930555555556" calcext:value-type="float">
            <text:p>-27.9930555555556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2019-07-01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Río Salado - Pinto</text:p>
          </table:table-cell>
          <table:table-cell office:value-type="float" office:value="-62.5761111111111" calcext:value-type="float">
            <text:p>-62.5761111111111</text:p>
          </table:table-cell>
          <table:table-cell office:value-type="float" office:value="-29.1058333333333" calcext:value-type="float">
            <text:p>-29.1058333333333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Aº Batel en Paso Cerrito</text:p>
          </table:table-cell>
          <table:table-cell office:value-type="float" office:value="-58.7883333333333" calcext:value-type="float">
            <text:p>-58.7883333333333</text:p>
          </table:table-cell>
          <table:table-cell office:value-type="float" office:value="-29.0311111111111" calcext:value-type="float">
            <text:p>-29.0311111111111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146:Limnimetro_10b:undefined;8:_Bateria:undefined;7:_Pluviometro:undefined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Prueba_O11202</text:p>
          </table:table-cell>
          <table:table-cell office:value-type="float" office:value="-58.7391666666667" calcext:value-type="float">
            <text:p>-58.7391666666667</text:p>
          </table:table-cell>
          <table:table-cell office:value-type="float" office:value="-34.9830555555556" calcext:value-type="float">
            <text:p>-34.983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14:_Rad Solar:undefined;10:_Anemometro:undefined;11:_Veleta:undefined;146:Limnimetro_10b:undefined;12:_Temp Ambiente:undefined;13:_Hum Ambiente:undefined;8:_Bateria:undefined;7:_Pluviometro:undefined;15:_Pres Atmosferica:undefined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Río Corrientes <text:s/>en Los Laurele</text:p>
          </table:table-cell>
          <table:table-cell office:value-type="float" office:value="-59.2172222222222" calcext:value-type="float">
            <text:p>-59.2172222222222</text:p>
          </table:table-cell>
          <table:table-cell office:value-type="float" office:value="-29.7572222222222" calcext:value-type="float">
            <text:p>-29.7572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Río Tunuyan en Valle de Uco</text:p>
          </table:table-cell>
          <table:table-cell office:value-type="float" office:value="-69.2725" calcext:value-type="float">
            <text:p>-69.2725</text:p>
          </table:table-cell>
          <table:table-cell office:value-type="float" office:value="-33.7763888888889" calcext:value-type="float">
            <text:p>-33.7763888888889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12:_Temp Ambiente:undefined;10:_Anemometro:undefined;15:_Pres Atmosferica:undefined;148:_Nivel Radar:undefined;7:_Pluviometro:undefined;11:_Veleta:undefined;8:_Bateria:undefined;14:_Rad Solar:undefined;13:_Hum Ambiente:undefined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° El Soberbio-Pje La Lechuza</text:p>
          </table:table-cell>
          <table:table-cell office:value-type="float" office:value="-54.2355555555556" calcext:value-type="float">
            <text:p>-54.2355555555556</text:p>
          </table:table-cell>
          <table:table-cell office:value-type="float" office:value="-27.2572222222222" calcext:value-type="float">
            <text:p>-27.2572222222222</text:p>
          </table:table-cell>
          <table:table-cell office:value-type="float" office:value="11128" calcext:value-type="float">
            <text:p>11128</text:p>
          </table:table-cell>
          <table:table-cell office:value-type="string" calcext:value-type="string">
            <text:p>2019-07-03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Río Cuarto en RN8</text:p>
          </table:table-cell>
          <table:table-cell office:value-type="float" office:value="-64.2847222222222" calcext:value-type="float">
            <text:p>-64.2847222222222</text:p>
          </table:table-cell>
          <table:table-cell office:value-type="float" office:value="-33.1386111111111" calcext:value-type="float">
            <text:p>-33.1386111111111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2019-07-0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Río Gualeguay Rosario del Tala</text:p>
          </table:table-cell>
          <table:table-cell office:value-type="float" office:value="-59.0769444444445" calcext:value-type="float">
            <text:p>-59.0769444444445</text:p>
          </table:table-cell>
          <table:table-cell office:value-type="float" office:value="-32.3086111111111" calcext:value-type="float">
            <text:p>-32.3086111111111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2019-07-0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Río Carcarañá en pueblo Andino</text:p>
          </table:table-cell>
          <table:table-cell office:value-type="float" office:value="-60.8658333333333" calcext:value-type="float">
            <text:p>-60.8658333333333</text:p>
          </table:table-cell>
          <table:table-cell office:value-type="float" office:value="-32.6733333333333" calcext:value-type="float">
            <text:p>-32.6733333333333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2019-07-0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Río Gualeguay en Villaguay</text:p>
          </table:table-cell>
          <table:table-cell office:value-type="float" office:value="-59.1261111111111" calcext:value-type="float">
            <text:p>-59.1261111111111</text:p>
          </table:table-cell>
          <table:table-cell office:value-type="float" office:value="-31.8016666666667" calcext:value-type="float">
            <text:p>-31.8016666666667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2019-07-04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ZPrueba P LIM 66</text:p>
          </table:table-cell>
          <table:table-cell office:value-type="float" office:value="-58.7025" calcext:value-type="float">
            <text:p>-58.7025</text:p>
          </table:table-cell>
          <table:table-cell office:value-type="float" office:value="-35.0536111111111" calcext:value-type="float">
            <text:p>-35.0536111111111</text:p>
          </table:table-cell>
          <table:table-cell office:value-type="float" office:value="11127" calcext:value-type="float">
            <text:p>11127</text:p>
          </table:table-cell>
          <table:table-cell office:value-type="string" calcext:value-type="string">
            <text:p>2019-07-04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Río Areco - Puente Quemado</text:p>
          </table:table-cell>
          <table:table-cell office:value-type="float" office:value="-59.7027777777778" calcext:value-type="float">
            <text:p>-59.7027777777778</text:p>
          </table:table-cell>
          <table:table-cell office:value-type="float" office:value="-34.2880555555556" calcext:value-type="float">
            <text:p>-34.288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7:_Pluviometro:undefined;146:Limnimetro_10b:undefined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minario Diocesano de Azul</text:p>
          </table:table-cell>
          <table:table-cell office:value-type="float" office:value="-59.8938888888889" calcext:value-type="float">
            <text:p>-59.8938888888889</text:p>
          </table:table-cell>
          <table:table-cell office:value-type="float" office:value="-36.8311111111111" calcext:value-type="float">
            <text:p>-36.8311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Parque Nac. los Glaciares</text:p>
          </table:table-cell>
          <table:table-cell office:value-type="float" office:value="-72.7477777777778" calcext:value-type="float">
            <text:p>-72.7477777777778</text:p>
          </table:table-cell>
          <table:table-cell office:value-type="float" office:value="-50.4261111111111" calcext:value-type="float">
            <text:p>-50.4261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Buta Ranquil</text:p>
          </table:table-cell>
          <table:table-cell office:value-type="float" office:value="-69.7466666666667" calcext:value-type="float">
            <text:p>-69.7466666666667</text:p>
          </table:table-cell>
          <table:table-cell office:value-type="float" office:value="-37.0761111111111" calcext:value-type="float">
            <text:p>-37.0761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3:_Hum Ambiente:undefined;12:_Temp Ambiente:undefined;7:_Pluviometro:undefined;10:_Anemometro:undefined;15:_Pres Atmosferica:undefined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Paso de Indios</text:p>
          </table:table-cell>
          <table:table-cell office:value-type="float" office:value="-69.4125" calcext:value-type="float">
            <text:p>-69.4125</text:p>
          </table:table-cell>
          <table:table-cell office:value-type="float" office:value="-38.5322222222222" calcext:value-type="float">
            <text:p>-38.5322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3:_Hum Ambiente:undefined;12:_Temp Ambiente:undefined;146:Limnimetro_10b:undefined;8:_Bateria:undefined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Ruta Provincial N°50</text:p>
          </table:table-cell>
          <table:table-cell office:value-type="float" office:value="-61.3513888888889" calcext:value-type="float">
            <text:p>-61.3513888888889</text:p>
          </table:table-cell>
          <table:table-cell office:value-type="float" office:value="-34.3225" calcext:value-type="float">
            <text:p>-34.32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Compuerta Alternativa Norte AD</text:p>
          </table:table-cell>
          <table:table-cell office:value-type="float" office:value="-62.1211111111111" calcext:value-type="float">
            <text:p>-62.1211111111111</text:p>
          </table:table-cell>
          <table:table-cell office:value-type="float" office:value="-34.2419444444444" calcext:value-type="float">
            <text:p>-34.241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62:Limnimetro_10bA:undefined;8:_Bateria:undefined;146:Limnimetro_10b:undefined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Canal Regulador N°4 - La Panta</text:p>
          </table:table-cell>
          <table:table-cell office:value-type="float" office:value="-61.6386111111111" calcext:value-type="float">
            <text:p>-61.6386111111111</text:p>
          </table:table-cell>
          <table:table-cell office:value-type="float" office:value="-34.2580555555556" calcext:value-type="float">
            <text:p>-34.2580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Río Areco - Carmen de Areco</text:p>
          </table:table-cell>
          <table:table-cell office:value-type="float" office:value="-59.8166666666667" calcext:value-type="float">
            <text:p>-59.8166666666667</text:p>
          </table:table-cell>
          <table:table-cell office:value-type="float" office:value="-34.3519444444444" calcext:value-type="float">
            <text:p>-34.3519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7:_Pluviometro:undefined;8:_Bateria:undefined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Río Areco - San Antonio de Are</text:p>
          </table:table-cell>
          <table:table-cell office:value-type="float" office:value="-59.4994444444444" calcext:value-type="float">
            <text:p>-59.4994444444444</text:p>
          </table:table-cell>
          <table:table-cell office:value-type="float" office:value="-34.2405555555556" calcext:value-type="float">
            <text:p>-34.2405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7:_Pluviometro:undefined;146:Limnimetro_10b:undefined;8:_Bateria:undefined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Olivia</text:p>
          </table:table-cell>
          <table:table-cell office:value-type="float" office:value="-68.2255555555556" calcext:value-type="float">
            <text:p>-68.2255555555556</text:p>
          </table:table-cell>
          <table:table-cell office:value-type="float" office:value="-54.7975" calcext:value-type="float">
            <text:p>-54.79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Laguna La Picasa - RN33</text:p>
          </table:table-cell>
          <table:table-cell office:value-type="float" office:value="-62.8113888888889" calcext:value-type="float">
            <text:p>-62.8113888888889</text:p>
          </table:table-cell>
          <table:table-cell office:value-type="float" office:value="-34.3269444444445" calcext:value-type="float">
            <text:p>-34.32694444444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Cruz Alta</text:p>
          </table:table-cell>
          <table:table-cell office:value-type="float" office:value="-61.7875" calcext:value-type="float">
            <text:p>-61.7875</text:p>
          </table:table-cell>
          <table:table-cell office:value-type="float" office:value="-33.0063888888889" calcext:value-type="float">
            <text:p>-33.00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ntersección Canales A22</text:p>
          </table:table-cell>
          <table:table-cell office:value-type="float" office:value="-62.4133333333333" calcext:value-type="float">
            <text:p>-62.4133333333333</text:p>
          </table:table-cell>
          <table:table-cell office:value-type="float" office:value="-34.4494444444444" calcext:value-type="float">
            <text:p>-34.449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;7:_Pluviometro:undefined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Carmensa</text:p>
          </table:table-cell>
          <table:table-cell office:value-type="float" office:value="-67.7269444444444" calcext:value-type="float">
            <text:p>-67.7269444444444</text:p>
          </table:table-cell>
          <table:table-cell office:value-type="float" office:value="-35.1844444444444" calcext:value-type="float">
            <text:p>-35.184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Puesto Ugalde</text:p>
          </table:table-cell>
          <table:table-cell office:value-type="float" office:value="-67.1852777777778" calcext:value-type="float">
            <text:p>-67.1852777777778</text:p>
          </table:table-cell>
          <table:table-cell office:value-type="float" office:value="-35.9994444444444" calcext:value-type="float">
            <text:p>-35.9994444444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Canal de Dios - Salado</text:p>
          </table:table-cell>
          <table:table-cell office:value-type="float" office:value="-63.9488888888889" calcext:value-type="float">
            <text:p>-63.9488888888889</text:p>
          </table:table-cell>
          <table:table-cell office:value-type="float" office:value="-25.6105555555556" calcext:value-type="float">
            <text:p>-25.6105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Suncho Corral</text:p>
          </table:table-cell>
          <table:table-cell office:value-type="float" office:value="-63.4397222222222" calcext:value-type="float">
            <text:p>-63.4397222222222</text:p>
          </table:table-cell>
          <table:table-cell office:value-type="float" office:value="-27.9402777777778" calcext:value-type="float">
            <text:p>-27.94027777777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Añatuya-RP 92</text:p>
          </table:table-cell>
          <table:table-cell office:value-type="float" office:value="-62.8813888888889" calcext:value-type="float">
            <text:p>-62.8813888888889</text:p>
          </table:table-cell>
          <table:table-cell office:value-type="float" office:value="-28.5033333333333" calcext:value-type="float">
            <text:p>-28.50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Río Senguer Puente Camino Buen</text:p>
          </table:table-cell>
          <table:table-cell office:value-type="float" office:value="-69.0672222222222" calcext:value-type="float">
            <text:p>-69.0672222222222</text:p>
          </table:table-cell>
          <table:table-cell office:value-type="float" office:value="-45.5644444444444" calcext:value-type="float">
            <text:p>-45.5644444444444</text:p>
          </table:table-cell>
          <table:table-cell office:value-type="float" office:value="10582" calcext:value-type="float">
            <text:p>10582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Faro Punta Delgada</text:p>
          </table:table-cell>
          <table:table-cell office:value-type="float" office:value="-63.6333333333333" calcext:value-type="float">
            <text:p>-63.6333333333333</text:p>
          </table:table-cell>
          <table:table-cell office:value-type="float" office:value="-42.7666666666667" calcext:value-type="float">
            <text:p>-42.7666666666667</text:p>
          </table:table-cell>
          <table:table-cell office:value-type="float" office:value="10488" calcext:value-type="float">
            <text:p>10488</text:p>
          </table:table-cell>
          <table:table-cell office:value-type="string" calcext:value-type="string">
            <text:p>2019-07-19T03:00:00.000Z</text:p>
          </table:table-cell>
          <table:table-cell office:value-type="string" calcext:value-type="string">
            <text:p>7:_Pluviometro:undefined;13:_Hum Ambiente:undefined;11:_Veleta:undefined;15:_Pres Atmosferica:undefined;10:_Anemometro:undefined;8:_Bateria:undefined;14:_Rad Solar:undefined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Rio Salado-RN2</text:p>
          </table:table-cell>
          <table:table-cell office:value-type="float" office:value="-57.8519444444444" calcext:value-type="float">
            <text:p>-57.8519444444444</text:p>
          </table:table-cell>
          <table:table-cell office:value-type="float" office:value="-35.9622222222222" calcext:value-type="float">
            <text:p>-35.9622222222222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2019-07-23T03:00:00.000Z</text:p>
          </table:table-cell>
          <table:table-cell office:value-type="string" calcext:value-type="string">
            <text:p>7:_Pluviometro:undefined;8:_Bateria:undefined;146:Limnimetro_10b:undefined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Prueba_INA_O11197</text:p>
          </table:table-cell>
          <table:table-cell office:value-type="float" office:value="-58.5169444444444" calcext:value-type="float">
            <text:p>-58.5169444444444</text:p>
          </table:table-cell>
          <table:table-cell office:value-type="float" office:value="-34.7966666666667" calcext:value-type="float">
            <text:p>-34.79666666666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24T03:00:00.000Z</text:p>
          </table:table-cell>
          <table:table-cell office:value-type="string" calcext:value-type="string">
            <text:p>149:_Nivel de Nieve:undefined;8:_Bateria:undefined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Prueba_INA_O11198</text:p>
          </table:table-cell>
          <table:table-cell office:value-type="float" office:value="-58.5188888888889" calcext:value-type="float">
            <text:p>-58.5188888888889</text:p>
          </table:table-cell>
          <table:table-cell office:value-type="float" office:value="-34.7963888888889" calcext:value-type="float">
            <text:p>-34.7963888888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24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Prueba_INA_O11201</text:p>
          </table:table-cell>
          <table:table-cell office:value-type="float" office:value="-58.5216666666667" calcext:value-type="float">
            <text:p>-58.5216666666667</text:p>
          </table:table-cell>
          <table:table-cell office:value-type="float" office:value="-34.7972222222222" calcext:value-type="float">
            <text:p>-34.7972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24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Prueba_INA_O11193</text:p>
          </table:table-cell>
          <table:table-cell office:value-type="float" office:value="-58.5197222222222" calcext:value-type="float">
            <text:p>-58.5197222222222</text:p>
          </table:table-cell>
          <table:table-cell office:value-type="float" office:value="-34.7986111111111" calcext:value-type="float">
            <text:p>-34.7986111111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7-26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Prueba P Lim 44</text:p>
          </table:table-cell>
          <table:table-cell office:value-type="float" office:value="-58.0797222222222" calcext:value-type="float">
            <text:p>-58.0797222222222</text:p>
          </table:table-cell>
          <table:table-cell office:value-type="float" office:value="-34.6722222222222" calcext:value-type="float">
            <text:p>-34.6722222222222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Prueba P Lim 45</text:p>
          </table:table-cell>
          <table:table-cell office:value-type="float" office:value="-58.7352777777778" calcext:value-type="float">
            <text:p>-58.7352777777778</text:p>
          </table:table-cell>
          <table:table-cell office:value-type="float" office:value="-35.0619444444444" calcext:value-type="float">
            <text:p>-35.0619444444444</text:p>
          </table:table-cell>
          <table:table-cell office:value-type="float" office:value="10615" calcext:value-type="float">
            <text:p>10615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ZPrueba LIM Comahue 2</text:p>
          </table:table-cell>
          <table:table-cell office:value-type="float" office:value="-57.7258333333333" calcext:value-type="float">
            <text:p>-57.7258333333333</text:p>
          </table:table-cell>
          <table:table-cell office:value-type="float" office:value="-34.6963888888889" calcext:value-type="float">
            <text:p>-34.6963888888889</text:p>
          </table:table-cell>
          <table:table-cell office:value-type="float" office:value="10574" calcext:value-type="float">
            <text:p>10574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62:Limnimetro_10bA:undefined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ZPrueba_INA_O11192</text:p>
          </table:table-cell>
          <table:table-cell office:value-type="float" office:value="-58.5027777777778" calcext:value-type="float">
            <text:p>-58.5027777777778</text:p>
          </table:table-cell>
          <table:table-cell office:value-type="float" office:value="-34.7805555555556" calcext:value-type="float">
            <text:p>-34.78055555555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ZPrueba_INA_O11203</text:p>
          </table:table-cell>
          <table:table-cell office:value-type="float" office:value="-58.4833333333333" calcext:value-type="float">
            <text:p>-58.4833333333333</text:p>
          </table:table-cell>
          <table:table-cell office:value-type="float" office:value="-34.7583333333333" calcext:value-type="float">
            <text:p>-34.758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ZPrueba_INA_O11204</text:p>
          </table:table-cell>
          <table:table-cell office:value-type="float" office:value="-58.4666666666667" calcext:value-type="float">
            <text:p>-58.4666666666667</text:p>
          </table:table-cell>
          <table:table-cell office:value-type="float" office:value="-34.75" calcext:value-type="float">
            <text:p>-34.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01T03:00:00.000Z</text:p>
          </table:table-cell>
          <table:table-cell office:value-type="string" calcext:value-type="string">
            <text:p>8:_Bateria:undefined;149:_Nivel de Nieve:undefined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ZPrueba EM10</text:p>
          </table:table-cell>
          <table:table-cell office:value-type="float" office:value="-57.2483333333333" calcext:value-type="float">
            <text:p>-57.2483333333333</text:p>
          </table:table-cell>
          <table:table-cell office:value-type="float" office:value="-34.5294444444444" calcext:value-type="float">
            <text:p>-34.5294444444444</text:p>
          </table:table-cell>
          <table:table-cell office:value-type="float" office:value="10483" calcext:value-type="float">
            <text:p>10483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13:_Hum Ambiente:undefined;7:_Pluviometro:undefined;10:_Anemometro:undefined;8:_Bateria:undefined;15:_Pres Atmosferica:undefined;11:_Veleta:undefined;14:_Rad Solar:undefined;12:_Temp Ambiente:undefined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ZPrueba EM12</text:p>
          </table:table-cell>
          <table:table-cell office:value-type="float" office:value="-57.2" calcext:value-type="float">
            <text:p>-57.2</text:p>
          </table:table-cell>
          <table:table-cell office:value-type="float" office:value="-34.5666666666667" calcext:value-type="float">
            <text:p>-34.5666666666667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8:_Bateria:undefined;7:_Pluviometro:undefined;14:_Rad Solar:undefined;13:_Hum Ambiente:undefined;15:_Pres Atmosferica:undefined;10:_Anemometro:undefined;11:_Veleta:undefined;12:_Temp Ambiente:undefined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ZPrueba EM16</text:p>
          </table:table-cell>
          <table:table-cell office:value-type="float" office:value="-57.1333333333333" calcext:value-type="float">
            <text:p>-57.1333333333333</text:p>
          </table:table-cell>
          <table:table-cell office:value-type="float" office:value="-34.6333333333333" calcext:value-type="float">
            <text:p>-34.6333333333333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8:_Bateria:undefined;12:_Temp Ambiente:undefined;7:_Pluviometro:undefined;15:_Pres Atmosferica:undefined;14:_Rad Solar:undefined;13:_Hum Ambiente:undefined;10:_Anemometro:undefined;11:_Veleta:undefined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ZPrueba EM17</text:p>
          </table:table-cell>
          <table:table-cell office:value-type="float" office:value="-57.1166666666667" calcext:value-type="float">
            <text:p>-57.1166666666667</text:p>
          </table:table-cell>
          <table:table-cell office:value-type="float" office:value="-34.65" calcext:value-type="float">
            <text:p>-34.65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13:_Hum Ambiente:undefined;10:_Anemometro:undefined;11:_Veleta:undefined;14:_Rad Solar:undefined;12:_Temp Ambiente:undefined;7:_Pluviometro:undefined;8:_Bateria:undefined;15:_Pres Atmosferica:undefined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ZPrueba EM 13</text:p>
          </table:table-cell>
          <table:table-cell office:value-type="float" office:value="-57.1833333333333" calcext:value-type="float">
            <text:p>-57.1833333333333</text:p>
          </table:table-cell>
          <table:table-cell office:value-type="float" office:value="-34.5833333333333" calcext:value-type="float">
            <text:p>-34.5833333333333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10:_Anemometro:undefined;7:_Pluviometro:undefined;15:_Pres Atmosferica:undefined;11:_Veleta:undefined;12:_Temp Ambiente:undefined;14:_Rad Solar:undefined;8:_Bateria:undefined;13:_Hum Ambiente:undefined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ZPrueba EM 14</text:p>
          </table:table-cell>
          <table:table-cell office:value-type="float" office:value="-57.1666666666667" calcext:value-type="float">
            <text:p>-57.1666666666667</text:p>
          </table:table-cell>
          <table:table-cell office:value-type="float" office:value="-34.6" calcext:value-type="float">
            <text:p>-34.6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7:_Pluviometro:undefined;10:_Anemometro:undefined;8:_Bateria:undefined;11:_Veleta:undefined;13:_Hum Ambiente:undefined;15:_Pres Atmosferica:undefined;14:_Rad Solar:undefined;12:_Temp Ambiente:undefined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ZPrueba EM 15</text:p>
          </table:table-cell>
          <table:table-cell office:value-type="float" office:value="-57.15" calcext:value-type="float">
            <text:p>-57.15</text:p>
          </table:table-cell>
          <table:table-cell office:value-type="float" office:value="-34.6166666666667" calcext:value-type="float">
            <text:p>-34.6166666666667</text:p>
          </table:table-cell>
          <table:table-cell office:value-type="float" office:value="10482" calcext:value-type="float">
            <text:p>10482</text:p>
          </table:table-cell>
          <table:table-cell office:value-type="string" calcext:value-type="string">
            <text:p>2019-08-05T03:00:00.000Z</text:p>
          </table:table-cell>
          <table:table-cell office:value-type="string" calcext:value-type="string">
            <text:p>12:_Temp Ambiente:undefined;10:_Anemometro:undefined;11:_Veleta:undefined;14:_Rad Solar:undefined;13:_Hum Ambiente:undefined;15:_Pres Atmosferica:undefined;8:_Bateria:undefined;7:_Pluviometro:undefined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ZPrueba LIM 70</text:p>
          </table:table-cell>
          <table:table-cell office:value-type="float" office:value="-57.7052777777778" calcext:value-type="float">
            <text:p>-57.7052777777778</text:p>
          </table:table-cell>
          <table:table-cell office:value-type="float" office:value="-34.7127777777778" calcext:value-type="float">
            <text:p>-34.7127777777778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2019-08-0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ZPrueba LIM 28</text:p>
          </table:table-cell>
          <table:table-cell office:value-type="float" office:value="-57.1747222222222" calcext:value-type="float">
            <text:p>-57.1747222222222</text:p>
          </table:table-cell>
          <table:table-cell office:value-type="float" office:value="-34.8233333333333" calcext:value-type="float">
            <text:p>-34.8233333333333</text:p>
          </table:table-cell>
          <table:table-cell office:value-type="float" office:value="10590" calcext:value-type="float">
            <text:p>10590</text:p>
          </table:table-cell>
          <table:table-cell office:value-type="string" calcext:value-type="string">
            <text:p>2019-08-09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ZPrueba EMA 28</text:p>
          </table:table-cell>
          <table:table-cell office:value-type="float" office:value="-57.5013888888889" calcext:value-type="float">
            <text:p>-57.5013888888889</text:p>
          </table:table-cell>
          <table:table-cell office:value-type="float" office:value="-34.7897222222222" calcext:value-type="float">
            <text:p>-34.7897222222222</text:p>
          </table:table-cell>
          <table:table-cell office:value-type="float" office:value="10597" calcext:value-type="float">
            <text:p>10597</text:p>
          </table:table-cell>
          <table:table-cell office:value-type="string" calcext:value-type="string">
            <text:p>2019-08-09T03:00:00.000Z</text:p>
          </table:table-cell>
          <table:table-cell office:value-type="string" calcext:value-type="string">
            <text:p>10:_Anemometro:undefined;14:_Rad Solar:undefined;146:Limnimetro_10b:undefined;12:_Temp Ambiente:undefined;13:_Hum Ambiente:undefined;11:_Veleta:undefined;15:_Pres Atmosferica:undefined;8:_Bateria:undefined;7:_Pluviometro:undefined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ZPrueba_INA_11179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775" calcext:value-type="float">
            <text:p>-34.775</text:p>
          </table:table-cell>
          <table:table-cell office:value-type="float" office:value="10590" calcext:value-type="float">
            <text:p>10590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8:_Bateria:undefined;148:_Nivel Radar:undefined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ZPrueba_INA_11186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7833333333333" calcext:value-type="float">
            <text:p>-34.7833333333333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8:_Bateria:undefined;148:_Nivel Radar:undefined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ZPrueba_INA_11190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7916666666667" calcext:value-type="float">
            <text:p>-34.7916666666667</text:p>
          </table:table-cell>
          <table:table-cell office:value-type="float" office:value="10592" calcext:value-type="float">
            <text:p>10592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8:_Bateria:undefined;148:_Nivel Radar:undefined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ZPrueba_INA_11196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775" calcext:value-type="float">
            <text:p>-34.775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8:_Bateria:undefined;148:_Nivel Radar:undefined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ZPrueba_INA_11181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7833333333333" calcext:value-type="float">
            <text:p>-34.78333333333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148:_Nivel Radar:undefined;8:_Bateria:undefined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ZPrueba_INA_11200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7916666666667" calcext:value-type="float">
            <text:p>-34.7916666666667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2019-08-21T03:00:00.000Z</text:p>
          </table:table-cell>
          <table:table-cell office:value-type="string" calcext:value-type="string">
            <text:p>148:_Nivel Radar:undefined;8:_Bateria:undefined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Rio de las Vueltas</text:p>
          </table:table-cell>
          <table:table-cell office:value-type="float" office:value="-72.8608333333333" calcext:value-type="float">
            <text:p>-72.8608333333333</text:p>
          </table:table-cell>
          <table:table-cell office:value-type="float" office:value="-49.3433333333333" calcext:value-type="float">
            <text:p>-49.3433333333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27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ZPrueba_INA_11656</text:p>
          </table:table-cell>
          <table:table-cell office:value-type="float" office:value="-58.525" calcext:value-type="float">
            <text:p>-58.525</text:p>
          </table:table-cell>
          <table:table-cell office:value-type="float" office:value="-34.8" calcext:value-type="float">
            <text:p>-34.8</text:p>
          </table:table-cell>
          <table:table-cell office:value-type="float" office:value="11656" calcext:value-type="float">
            <text:p>11656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ZPrueba_INA_11657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8" calcext:value-type="float">
            <text:p>-34.8</text:p>
          </table:table-cell>
          <table:table-cell office:value-type="float" office:value="11657" calcext:value-type="float">
            <text:p>11657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ZPrueba_INA_11658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8" calcext:value-type="float">
            <text:p>-34.8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ZPrueba_INA_11659</text:p>
          </table:table-cell>
          <table:table-cell office:value-type="float" office:value="-58.5" calcext:value-type="float">
            <text:p>-58.5</text:p>
          </table:table-cell>
          <table:table-cell office:value-type="float" office:value="-34.8" calcext:value-type="float">
            <text:p>-34.8</text:p>
          </table:table-cell>
          <table:table-cell office:value-type="float" office:value="11659" calcext:value-type="float">
            <text:p>11659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ZPrueba_INA_11660</text:p>
          </table:table-cell>
          <table:table-cell office:value-type="float" office:value="-58.4916666666667" calcext:value-type="float">
            <text:p>-58.4916666666667</text:p>
          </table:table-cell>
          <table:table-cell office:value-type="float" office:value="-34.8" calcext:value-type="float">
            <text:p>-34.8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ZPrueba_INA_11661</text:p>
          </table:table-cell>
          <table:table-cell office:value-type="float" office:value="-58.525" calcext:value-type="float">
            <text:p>-58.525</text:p>
          </table:table-cell>
          <table:table-cell office:value-type="float" office:value="-34.8166666666667" calcext:value-type="float">
            <text:p>-34.8166666666667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ZPrueba_INA_11662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8166666666667" calcext:value-type="float">
            <text:p>-34.8166666666667</text:p>
          </table:table-cell>
          <table:table-cell office:value-type="float" office:value="11662" calcext:value-type="float">
            <text:p>11662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ZPrueba_INA_11663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8166666666667" calcext:value-type="float">
            <text:p>-34.8166666666667</text:p>
          </table:table-cell>
          <table:table-cell office:value-type="float" office:value="11663" calcext:value-type="float">
            <text:p>11663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ZPrueba_INA_11664</text:p>
          </table:table-cell>
          <table:table-cell office:value-type="float" office:value="-58.5" calcext:value-type="float">
            <text:p>-58.5</text:p>
          </table:table-cell>
          <table:table-cell office:value-type="float" office:value="-34.8166666666667" calcext:value-type="float">
            <text:p>-34.8166666666667</text:p>
          </table:table-cell>
          <table:table-cell office:value-type="float" office:value="11664" calcext:value-type="float">
            <text:p>11664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6:Limnimetro_10b:undefined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ZPrueba_INA_11665</text:p>
          </table:table-cell>
          <table:table-cell office:value-type="float" office:value="-58.4916666666667" calcext:value-type="float">
            <text:p>-58.4916666666667</text:p>
          </table:table-cell>
          <table:table-cell office:value-type="float" office:value="-34.8166666666667" calcext:value-type="float">
            <text:p>-34.8166666666667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146:Limnimetro_10b:undefined;8:_Bateria:undefined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ZPrueba_INA_11666</text:p>
          </table:table-cell>
          <table:table-cell office:value-type="float" office:value="-58.525" calcext:value-type="float">
            <text:p>-58.525</text:p>
          </table:table-cell>
          <table:table-cell office:value-type="float" office:value="-34.8333333333333" calcext:value-type="float">
            <text:p>-34.8333333333333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ZPrueba_INA_11667</text:p>
          </table:table-cell>
          <table:table-cell office:value-type="float" office:value="-58.5166666666667" calcext:value-type="float">
            <text:p>-58.5166666666667</text:p>
          </table:table-cell>
          <table:table-cell office:value-type="float" office:value="-34.8333333333333" calcext:value-type="float">
            <text:p>-34.8333333333333</text:p>
          </table:table-cell>
          <table:table-cell office:value-type="float" office:value="11667" calcext:value-type="float">
            <text:p>11667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ZPrueba_INA_11668</text:p>
          </table:table-cell>
          <table:table-cell office:value-type="float" office:value="-58.5083333333333" calcext:value-type="float">
            <text:p>-58.5083333333333</text:p>
          </table:table-cell>
          <table:table-cell office:value-type="float" office:value="-34.8333333333333" calcext:value-type="float">
            <text:p>-34.8333333333333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ZPrueba_INA_11669</text:p>
          </table:table-cell>
          <table:table-cell office:value-type="float" office:value="-58.5" calcext:value-type="float">
            <text:p>-58.5</text:p>
          </table:table-cell>
          <table:table-cell office:value-type="float" office:value="-34.8333333333333" calcext:value-type="float">
            <text:p>-34.8333333333333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ZPrueba_INA_11670</text:p>
          </table:table-cell>
          <table:table-cell office:value-type="float" office:value="-58.4916666666667" calcext:value-type="float">
            <text:p>-58.4916666666667</text:p>
          </table:table-cell>
          <table:table-cell office:value-type="float" office:value="-34.8333333333333" calcext:value-type="float">
            <text:p>-34.8333333333333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2019-08-28T03:00:00.000Z</text:p>
          </table:table-cell>
          <table:table-cell office:value-type="string" calcext:value-type="string">
            <text:p>8:_Bateria:undefined;147:Limnimetro_20:undefined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Río CHubut - El Maiten</text:p>
          </table:table-cell>
          <table:table-cell office:value-type="float" office:value="-71.17" calcext:value-type="float">
            <text:p>-71.17</text:p>
          </table:table-cell>
          <table:table-cell office:value-type="float" office:value="-42.0997222222222" calcext:value-type="float">
            <text:p>-42.0997222222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30T03:00:00.000Z</text:p>
          </table:table-cell>
          <table:table-cell office:value-type="string" calcext:value-type="string">
            <text:p>13:_Hum Ambiente:undefined;10:_Anemometro:undefined;11:_Veleta:undefined;146:Limnimetro_10b:undefined;12:_Temp Ambiente:undefined;14:_Rad Solar:undefined;8:_Bateria:undefined;7:_Pluviometro:undefined;15:_Pres Atmosferica:undefi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10:27:59.385698863</dc:date>
    <meta:editing-duration>PT14M22S</meta:editing-duration>
    <meta:editing-cycles>2</meta:editing-cycles>
    <meta:generator>LibreOffice/6.0.7.3$Linux_X86_64 LibreOffice_project/00m0$Build-3</meta:generator>
    <meta:document-statistic meta:table-count="1" meta:cell-count="1618" meta:object-count="0"/>
  </office:meta>
</office:document-meta>
</file>